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736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3.371cm"/>
    </style:style>
    <style:style style:name="co4" style:family="table-column">
      <style:table-column-properties fo:break-before="auto" style:column-width="4.6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826cm"/>
    </style:style>
    <style:style style:name="co7" style:family="table-column">
      <style:table-column-properties fo:break-before="auto" style:column-width="0.854cm"/>
    </style:style>
    <style:style style:name="co8" style:family="table-column">
      <style:table-column-properties fo:break-before="auto" style:column-width="1.182cm"/>
    </style:style>
    <style:style style:name="co9" style:family="table-column">
      <style:table-column-properties fo:break-before="auto" style:column-width="1.455cm"/>
    </style:style>
    <style:style style:name="co10" style:family="table-column">
      <style:table-column-properties fo:break-before="auto" style:column-width="1.101cm"/>
    </style:style>
    <style:style style:name="co11" style:family="table-column">
      <style:table-column-properties fo:break-before="auto" style:column-width="2.768cm"/>
    </style:style>
    <style:style style:name="co12" style:family="table-column">
      <style:table-column-properties fo:break-before="auto" style:column-width="5.41cm"/>
    </style:style>
    <style:style style:name="co13" style:family="table-column">
      <style:table-column-properties fo:break-before="auto" style:column-width="1.774cm"/>
    </style:style>
    <style:style style:name="co14" style:family="table-column">
      <style:table-column-properties fo:break-before="auto" style:column-width="5.382cm"/>
    </style:style>
    <style:style style:name="co15" style:family="table-column">
      <style:table-column-properties fo:break-before="auto" style:column-width="4.911cm"/>
    </style:style>
    <style:style style:name="co16" style:family="table-column">
      <style:table-column-properties fo:break-before="auto" style:column-width="6.2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table table:name="Use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first_name</text:p>
          </table:table-cell>
          <table:table-cell table:style-name="ce1" office:value-type="string">
            <text:p>middle_name</text:p>
          </table:table-cell>
          <table:table-cell table:style-name="ce1" office:value-type="string">
            <text:p>last_name</text:p>
          </table:table-cell>
          <table:table-cell table:style-name="ce1" office:value-type="string">
            <text:p>username</text:p>
          </table:table-cell>
          <table:table-cell table:style-name="ce1" office:value-type="string">
            <text:p>sex</text:p>
          </table:table-cell>
          <table:table-cell table:style-name="ce1" office:value-type="string">
            <text:p>role</text:p>
          </table:table-cell>
          <table:table-cell table:style-name="ce1" office:value-type="string">
            <text:p>guardgroup</text:p>
          </table:table-cell>
          <table:table-cell table:style-name="ce1" office:value-type="string">
            <text:p>birthdate</text:p>
          </table:table-cell>
          <table:table-cell table:style-name="ce1" office:value-type="string">
            <text:p>birthplace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import_code</text:p>
          </table:table-cell>
          <table:table-cell table:style-name="ce1" table:number-columns-repeated="245"/>
        </table:table-row>
        <table:table-row table:style-name="ro1">
          <table:table-cell office:value-type="string">
            <text:p>Tiziana</text:p>
          </table:table-cell>
          <table:table-cell/>
          <table:table-cell office:value-type="string">
            <text:p>Viel</text:p>
          </table:table-cell>
          <table:table-cell office:value-type="string">
            <text:p>tiziana.viel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office:value-type="string">
            <text:p>sì</text:p>
          </table:table-cell>
          <table:table-cell table:formula="oooc:=&quot;add, student, &quot;&amp;[.D2]&amp;&quot;, doc200809&quot;" office:value-type="string" office:string-value="add, student, tiziana.viel, doc200809">
            <text:p>add, student, tiziana.viel, doc200809</text:p>
          </table:table-cell>
          <table:table-cell table:number-columns-repeated="247"/>
        </table:table-row>
        <table:table-row table:style-name="ro1">
          <table:table-cell office:value-type="string">
            <text:p>Francesco</text:p>
          </table:table-cell>
          <table:table-cell/>
          <table:table-cell office:value-type="string">
            <text:p>Gri</text:p>
          </table:table-cell>
          <table:table-cell office:value-type="string">
            <text:p>francesco.gri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office:value-type="string">
            <text:p>sì</text:p>
          </table:table-cell>
          <table:table-cell table:formula="oooc:=&quot;add, student, &quot;&amp;[.D3]&amp;&quot;, doc200809&quot;" office:value-type="string" office:string-value="add, student, francesco.gri, doc200809">
            <text:p>add, student, francesco.gri, doc200809</text:p>
          </table:table-cell>
          <table:table-cell table:number-columns-repeated="247"/>
        </table:table-row>
        <table:table-row table:style-name="ro1">
          <table:table-cell office:value-type="string">
            <text:p>Flora</text:p>
          </table:table-cell>
          <table:table-cell/>
          <table:table-cell office:value-type="string">
            <text:p>Garlato</text:p>
          </table:table-cell>
          <table:table-cell office:value-type="string">
            <text:p>flora.garlato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office:value-type="string">
            <text:p>sì</text:p>
          </table:table-cell>
          <table:table-cell table:formula="oooc:=&quot;add, student, &quot;&amp;[.D4]&amp;&quot;, doc200809&quot;" office:value-type="string" office:string-value="add, student, flora.garlato, doc200809">
            <text:p>add, student, flora.garlato, doc200809</text:p>
          </table:table-cell>
          <table:table-cell table:number-columns-repeated="247"/>
        </table:table-row>
        <table:table-row table:style-name="ro1">
          <table:table-cell office:value-type="string">
            <text:p>Flavia</text:p>
          </table:table-cell>
          <table:table-cell/>
          <table:table-cell office:value-type="string">
            <text:p>Garlato</text:p>
          </table:table-cell>
          <table:table-cell office:value-type="string">
            <text:p>flavia.garlato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office:value-type="string">
            <text:p>sì</text:p>
          </table:table-cell>
          <table:table-cell table:formula="oooc:=&quot;add, student, &quot;&amp;[.D5]&amp;&quot;, doc200809&quot;" office:value-type="string" office:string-value="add, student, flavia.garlato, doc200809">
            <text:p>add, student, flavia.garlato, doc200809</text:p>
          </table:table-cell>
          <table:table-cell table:number-columns-repeated="247"/>
        </table:table-row>
        <table:table-row table:style-name="ro1">
          <table:table-cell office:value-type="string">
            <text:p>Luciana</text:p>
          </table:table-cell>
          <table:table-cell/>
          <table:table-cell office:value-type="string">
            <text:p>Turrin</text:p>
          </table:table-cell>
          <table:table-cell office:value-type="string">
            <text:p>luciana.turrin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office:value-type="string">
            <text:p>sì</text:p>
          </table:table-cell>
          <table:table-cell table:formula="oooc:=&quot;add, student, &quot;&amp;[.D6]&amp;&quot;, doc200809&quot;" office:value-type="string" office:string-value="add, student, luciana.turrin, doc200809">
            <text:p>add, student, luciana.turrin, doc200809</text:p>
          </table:table-cell>
          <table:table-cell table:number-columns-repeated="247"/>
        </table:table-row>
        <table:table-row table:style-name="ro1">
          <table:table-cell office:value-type="string">
            <text:p>Miri</text:p>
          </table:table-cell>
          <table:table-cell/>
          <table:table-cell office:value-type="string">
            <text:p>Tonus</text:p>
          </table:table-cell>
          <table:table-cell office:value-type="string">
            <text:p>rita.tonus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office:value-type="string">
            <text:p>sì</text:p>
          </table:table-cell>
          <table:table-cell table:formula="oooc:=&quot;add, student, &quot;&amp;[.D7]&amp;&quot;, doc200809&quot;" office:value-type="string" office:string-value="add, student, rita.tonus, doc200809">
            <text:p>add, student, rita.tonus, doc200809</text:p>
          </table:table-cell>
          <table:table-cell table:number-columns-repeated="247"/>
        </table:table-row>
        <table:table-row table:style-name="ro1">
          <table:table-cell office:value-type="string">
            <text:p>Erika</text:p>
          </table:table-cell>
          <table:table-cell/>
          <table:table-cell office:value-type="string">
            <text:p>Protti</text:p>
          </table:table-cell>
          <table:table-cell office:value-type="string">
            <text:p>erika.protti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office:value-type="string">
            <text:p>sì</text:p>
          </table:table-cell>
          <table:table-cell table:formula="oooc:=&quot;add, student, &quot;&amp;[.D8]&amp;&quot;, doc200809&quot;" office:value-type="string" office:string-value="add, student, erika.protti, doc200809">
            <text:p>add, student, erika.protti, doc200809</text:p>
          </table:table-cell>
          <table:table-cell table:number-columns-repeated="247"/>
        </table:table-row>
        <table:table-row table:style-name="ro1">
          <table:table-cell office:value-type="string">
            <text:p>Roberto</text:p>
          </table:table-cell>
          <table:table-cell/>
          <table:table-cell office:value-type="string">
            <text:p>Petracco</text:p>
          </table:table-cell>
          <table:table-cell office:value-type="string">
            <text:p>roberto.petracco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9]&amp;&quot;, doc200809&quot;" office:value-type="string" office:string-value="add, student, roberto.petracco, doc200809">
            <text:p>add, student, roberto.petracco, doc200809</text:p>
          </table:table-cell>
          <table:table-cell table:number-columns-repeated="247"/>
        </table:table-row>
        <table:table-row table:style-name="ro1">
          <table:table-cell office:value-type="string">
            <text:p>Sabrina</text:p>
          </table:table-cell>
          <table:table-cell/>
          <table:table-cell office:value-type="string">
            <text:p>Parutta</text:p>
          </table:table-cell>
          <table:table-cell office:value-type="string">
            <text:p>sabrina.parutta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10]&amp;&quot;, doc200809&quot;" office:value-type="string" office:string-value="add, student, sabrina.parutta, doc200809">
            <text:p>add, student, sabrina.parutta, doc200809</text:p>
          </table:table-cell>
          <table:table-cell table:number-columns-repeated="247"/>
        </table:table-row>
        <table:table-row table:style-name="ro1">
          <table:table-cell office:value-type="string">
            <text:p>Fabio</text:p>
          </table:table-cell>
          <table:table-cell/>
          <table:table-cell office:value-type="string">
            <text:p>Naibo</text:p>
          </table:table-cell>
          <table:table-cell office:value-type="string">
            <text:p>fabio.naibo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11]&amp;&quot;, doc200809&quot;" office:value-type="string" office:string-value="add, student, fabio.naibo, doc200809">
            <text:p>add, student, fabio.naibo, doc200809</text:p>
          </table:table-cell>
          <table:table-cell table:number-columns-repeated="247"/>
        </table:table-row>
        <table:table-row table:style-name="ro1">
          <table:table-cell office:value-type="string">
            <text:p>Laura</text:p>
          </table:table-cell>
          <table:table-cell/>
          <table:table-cell office:value-type="string">
            <text:p>Mariuzzi</text:p>
          </table:table-cell>
          <table:table-cell office:value-type="string">
            <text:p>laura.mariuzzi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12]&amp;&quot;, doc200809&quot;" office:value-type="string" office:string-value="add, student, laura.mariuzzi, doc200809">
            <text:p>add, student, laura.mariuzzi, doc200809</text:p>
          </table:table-cell>
          <table:table-cell table:number-columns-repeated="247"/>
        </table:table-row>
        <table:table-row table:style-name="ro1">
          <table:table-cell office:value-type="string">
            <text:p>Marina</text:p>
          </table:table-cell>
          <table:table-cell/>
          <table:table-cell office:value-type="string">
            <text:p>Barsotti</text:p>
          </table:table-cell>
          <table:table-cell office:value-type="string">
            <text:p>marina.barsotti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13]&amp;&quot;, doc200809&quot;" office:value-type="string" office:string-value="add, student, marina.barsotti, doc200809">
            <text:p>add, student, marina.barsotti, doc200809</text:p>
          </table:table-cell>
          <table:table-cell table:number-columns-repeated="247"/>
        </table:table-row>
        <table:table-row table:style-name="ro1">
          <table:table-cell office:value-type="string">
            <text:p>Piercarlo</text:p>
          </table:table-cell>
          <table:table-cell/>
          <table:table-cell office:value-type="string">
            <text:p>Roncarati</text:p>
          </table:table-cell>
          <table:table-cell office:value-type="string">
            <text:p>piercarlo.roncarati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14]&amp;&quot;, doc200809&quot;" office:value-type="string" office:string-value="add, student, piercarlo.roncarati, doc200809">
            <text:p>add, student, piercarlo.roncarati, doc200809</text:p>
          </table:table-cell>
          <table:table-cell table:number-columns-repeated="247"/>
        </table:table-row>
        <table:table-row table:style-name="ro1">
          <table:table-cell office:value-type="string">
            <text:p>Donatella</text:p>
          </table:table-cell>
          <table:table-cell/>
          <table:table-cell office:value-type="string">
            <text:p>Biondo</text:p>
          </table:table-cell>
          <table:table-cell office:value-type="string">
            <text:p>donatella.biondo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15]&amp;&quot;, doc200809&quot;" office:value-type="string" office:string-value="add, student, donatella.biondo, doc200809">
            <text:p>add, student, donatella.biondo, doc200809</text:p>
          </table:table-cell>
          <table:table-cell table:number-columns-repeated="247"/>
        </table:table-row>
        <table:table-row table:style-name="ro1">
          <table:table-cell office:value-type="string">
            <text:p>Sonja</text:p>
          </table:table-cell>
          <table:table-cell/>
          <table:table-cell office:value-type="string">
            <text:p>Pin</text:p>
          </table:table-cell>
          <table:table-cell office:value-type="string">
            <text:p>sonja.pin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16]&amp;&quot;, doc200809&quot;" office:value-type="string" office:string-value="add, student, sonja.pin, doc200809">
            <text:p>add, student, sonja.pin, doc200809</text:p>
          </table:table-cell>
          <table:table-cell table:number-columns-repeated="247"/>
        </table:table-row>
        <table:table-row table:style-name="ro1">
          <table:table-cell office:value-type="string">
            <text:p>Livio</text:p>
          </table:table-cell>
          <table:table-cell/>
          <table:table-cell office:value-type="string">
            <text:p>Manfrin</text:p>
          </table:table-cell>
          <table:table-cell office:value-type="string">
            <text:p>livio.manfrin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17]&amp;&quot;, doc200809&quot;" office:value-type="string" office:string-value="add, student, livio.manfrin, doc200809">
            <text:p>add, student, livio.manfrin, doc200809</text:p>
          </table:table-cell>
          <table:table-cell table:number-columns-repeated="247"/>
        </table:table-row>
        <table:table-row table:style-name="ro1">
          <table:table-cell office:value-type="string">
            <text:p>Mariarosa</text:p>
          </table:table-cell>
          <table:table-cell/>
          <table:table-cell office:value-type="string">
            <text:p>Maccorin</text:p>
          </table:table-cell>
          <table:table-cell office:value-type="string">
            <text:p>mariarosa.maccorin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18]&amp;&quot;, doc200809&quot;" office:value-type="string" office:string-value="add, student, mariarosa.maccorin, doc200809">
            <text:p>add, student, mariarosa.maccorin, doc200809</text:p>
          </table:table-cell>
          <table:table-cell table:number-columns-repeated="247"/>
        </table:table-row>
        <table:table-row table:style-name="ro1">
          <table:table-cell office:value-type="string">
            <text:p>Domenico</text:p>
          </table:table-cell>
          <table:table-cell/>
          <table:table-cell office:value-type="string">
            <text:p>Liva</text:p>
          </table:table-cell>
          <table:table-cell office:value-type="string">
            <text:p>domenico.liva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19]&amp;&quot;, doc200809&quot;" office:value-type="string" office:string-value="add, student, domenico.liva, doc200809">
            <text:p>add, student, domenico.liva, doc200809</text:p>
          </table:table-cell>
          <table:table-cell table:number-columns-repeated="247"/>
        </table:table-row>
        <table:table-row table:style-name="ro1">
          <table:table-cell office:value-type="string">
            <text:p>Raffaela</text:p>
          </table:table-cell>
          <table:table-cell/>
          <table:table-cell office:value-type="string">
            <text:p>Muzzo</text:p>
          </table:table-cell>
          <table:table-cell office:value-type="string">
            <text:p>raffaela.muzzo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20]&amp;&quot;, doc200809&quot;" office:value-type="string" office:string-value="add, student, raffaela.muzzo, doc200809">
            <text:p>add, student, raffaela.muzzo, doc200809</text:p>
          </table:table-cell>
          <table:table-cell table:number-columns-repeated="247"/>
        </table:table-row>
        <table:table-row table:style-name="ro1">
          <table:table-cell office:value-type="string">
            <text:p>Paola</text:p>
          </table:table-cell>
          <table:table-cell/>
          <table:table-cell office:value-type="string">
            <text:p>Mores</text:p>
          </table:table-cell>
          <table:table-cell office:value-type="string">
            <text:p>paola.mores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21]&amp;&quot;, doc200809&quot;" office:value-type="string" office:string-value="add, student, paola.mores, doc200809">
            <text:p>add, student, paola.mores, doc200809</text:p>
          </table:table-cell>
          <table:table-cell table:number-columns-repeated="247"/>
        </table:table-row>
        <table:table-row table:style-name="ro1">
          <table:table-cell office:value-type="string">
            <text:p>Maria Elena</text:p>
          </table:table-cell>
          <table:table-cell/>
          <table:table-cell office:value-type="string">
            <text:p>Monti</text:p>
          </table:table-cell>
          <table:table-cell office:value-type="string">
            <text:p>elena.monti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22]&amp;&quot;, doc200809&quot;" office:value-type="string" office:string-value="add, student, elena.monti, doc200809">
            <text:p>add, student, elena.monti, doc200809</text:p>
          </table:table-cell>
          <table:table-cell table:number-columns-repeated="247"/>
        </table:table-row>
        <table:table-row table:style-name="ro1">
          <table:table-cell office:value-type="string">
            <text:p>Gabriella</text:p>
          </table:table-cell>
          <table:table-cell/>
          <table:table-cell office:value-type="string">
            <text:p>Martini</text:p>
          </table:table-cell>
          <table:table-cell office:value-type="string">
            <text:p>gabriella.martini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23]&amp;&quot;, doc200809&quot;" office:value-type="string" office:string-value="add, student, gabriella.martini, doc200809">
            <text:p>add, student, gabriella.martini, doc200809</text:p>
          </table:table-cell>
          <table:table-cell table:number-columns-repeated="247"/>
        </table:table-row>
        <table:table-row table:style-name="ro1">
          <table:table-cell office:value-type="string">
            <text:p>Elisabetta</text:p>
          </table:table-cell>
          <table:table-cell/>
          <table:table-cell office:value-type="string">
            <text:p>Tonon</text:p>
          </table:table-cell>
          <table:table-cell office:value-type="string">
            <text:p>elisabetta.tonon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24]&amp;&quot;, doc200809&quot;" office:value-type="string" office:string-value="add, student, elisabetta.tonon, doc200809">
            <text:p>add, student, elisabetta.tonon, doc200809</text:p>
          </table:table-cell>
          <table:table-cell table:number-columns-repeated="247"/>
        </table:table-row>
        <table:table-row table:style-name="ro1">
          <table:table-cell office:value-type="string">
            <text:p>Loris</text:p>
          </table:table-cell>
          <table:table-cell/>
          <table:table-cell office:value-type="string">
            <text:p>Tissino</text:p>
          </table:table-cell>
          <table:table-cell office:value-type="string">
            <text:p>loris.tissino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25]&amp;&quot;, doc200809&quot;" office:value-type="string" office:string-value="add, student, loris.tissino, doc200809">
            <text:p>add, student, loris.tissino, doc200809</text:p>
          </table:table-cell>
          <table:table-cell table:number-columns-repeated="247"/>
        </table:table-row>
        <table:table-row table:style-name="ro1">
          <table:table-cell office:value-type="string">
            <text:p>Angela</text:p>
          </table:table-cell>
          <table:table-cell/>
          <table:table-cell office:value-type="string">
            <text:p>Serinelli</text:p>
          </table:table-cell>
          <table:table-cell office:value-type="string">
            <text:p>angela.serinelli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26]&amp;&quot;, doc200809&quot;" office:value-type="string" office:string-value="add, student, angela.serinelli, doc200809">
            <text:p>add, student, angela.serinelli, doc200809</text:p>
          </table:table-cell>
          <table:table-cell table:number-columns-repeated="247"/>
        </table:table-row>
        <table:table-row table:style-name="ro1">
          <table:table-cell office:value-type="string">
            <text:p>Evelina</text:p>
          </table:table-cell>
          <table:table-cell/>
          <table:table-cell office:value-type="string">
            <text:p>Aramino</text:p>
          </table:table-cell>
          <table:table-cell office:value-type="string">
            <text:p>evelina.aramino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27]&amp;&quot;, doc200809&quot;" office:value-type="string" office:string-value="add, student, evelina.aramino, doc200809">
            <text:p>add, student, evelina.aramino, doc200809</text:p>
          </table:table-cell>
          <table:table-cell table:number-columns-repeated="247"/>
        </table:table-row>
        <table:table-row table:style-name="ro1">
          <table:table-cell office:value-type="string">
            <text:p>Adriana</text:p>
          </table:table-cell>
          <table:table-cell/>
          <table:table-cell office:value-type="string">
            <text:p>Zanetti</text:p>
          </table:table-cell>
          <table:table-cell office:value-type="string">
            <text:p>adriana.zanetti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28]&amp;&quot;, doc200809&quot;" office:value-type="string" office:string-value="add, student, adriana.zanetti, doc200809">
            <text:p>add, student, adriana.zanetti, doc200809</text:p>
          </table:table-cell>
          <table:table-cell table:number-columns-repeated="247"/>
        </table:table-row>
        <table:table-row table:style-name="ro1">
          <table:table-cell office:value-type="string">
            <text:p>Nunzia</text:p>
          </table:table-cell>
          <table:table-cell/>
          <table:table-cell office:value-type="string">
            <text:p>Venuti</text:p>
          </table:table-cell>
          <table:table-cell office:value-type="string">
            <text:p>nunzia.venuti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29]&amp;&quot;, doc200809&quot;" office:value-type="string" office:string-value="add, student, nunzia.venuti, doc200809">
            <text:p>add, student, nunzia.venuti, doc200809</text:p>
          </table:table-cell>
          <table:table-cell table:number-columns-repeated="247"/>
        </table:table-row>
        <table:table-row table:style-name="ro1">
          <table:table-cell office:value-type="string">
            <text:p>Bianca</text:p>
          </table:table-cell>
          <table:table-cell/>
          <table:table-cell office:value-type="string">
            <text:p>Bagalà</text:p>
          </table:table-cell>
          <table:table-cell office:value-type="string">
            <text:p>bianca.bagala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30]&amp;&quot;, doc200809&quot;" office:value-type="string" office:string-value="add, student, bianca.bagala, doc200809">
            <text:p>add, student, bianca.bagala, doc200809</text:p>
          </table:table-cell>
          <table:table-cell table:number-columns-repeated="247"/>
        </table:table-row>
        <table:table-row table:style-name="ro1">
          <table:table-cell office:value-type="string">
            <text:p>Livio</text:p>
          </table:table-cell>
          <table:table-cell/>
          <table:table-cell office:value-type="string">
            <text:p>Sartor</text:p>
          </table:table-cell>
          <table:table-cell office:value-type="string">
            <text:p>mario.sartor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31]&amp;&quot;, doc200809&quot;" office:value-type="string" office:string-value="add, student, mario.sartor, doc200809">
            <text:p>add, student, mario.sartor, doc200809</text:p>
          </table:table-cell>
          <table:table-cell table:number-columns-repeated="247"/>
        </table:table-row>
        <table:table-row table:style-name="ro1">
          <table:table-cell office:value-type="string">
            <text:p>Fiorel</text:p>
          </table:table-cell>
          <table:table-cell/>
          <table:table-cell office:value-type="string">
            <text:p>Sacilotto</text:p>
          </table:table-cell>
          <table:table-cell office:value-type="string">
            <text:p>miriam.sacilotto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32]&amp;&quot;, doc200809&quot;" office:value-type="string" office:string-value="add, student, miriam.sacilotto, doc200809">
            <text:p>add, student, miriam.sacilotto, doc200809</text:p>
          </table:table-cell>
          <table:table-cell table:number-columns-repeated="247"/>
        </table:table-row>
        <table:table-row table:style-name="ro1">
          <table:table-cell office:value-type="string">
            <text:p>Omero</text:p>
          </table:table-cell>
          <table:table-cell/>
          <table:table-cell office:value-type="string">
            <text:p>Ronchese</text:p>
          </table:table-cell>
          <table:table-cell office:value-type="string">
            <text:p>omero.ronchese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33]&amp;&quot;, doc200809&quot;" office:value-type="string" office:string-value="add, student, omero.ronchese, doc200809">
            <text:p>add, student, omero.ronchese, doc200809</text:p>
          </table:table-cell>
          <table:table-cell table:number-columns-repeated="247"/>
        </table:table-row>
        <table:table-row table:style-name="ro1">
          <table:table-cell office:value-type="string">
            <text:p>Marco</text:p>
          </table:table-cell>
          <table:table-cell/>
          <table:table-cell office:value-type="string">
            <text:p>Tagliapietra</text:p>
          </table:table-cell>
          <table:table-cell office:value-type="string">
            <text:p>marco.tagliapietra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34]&amp;&quot;, doc200809&quot;" office:value-type="string" office:string-value="add, student, marco.tagliapietra, doc200809">
            <text:p>add, student, marco.tagliapietra, doc200809</text:p>
          </table:table-cell>
          <table:table-cell table:number-columns-repeated="247"/>
        </table:table-row>
        <table:table-row table:style-name="ro1">
          <table:table-cell office:value-type="string">
            <text:p>Antonio</text:p>
          </table:table-cell>
          <table:table-cell/>
          <table:table-cell office:value-type="string">
            <text:p>Sorella</text:p>
          </table:table-cell>
          <table:table-cell office:value-type="string">
            <text:p>antonio.sorella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35]&amp;&quot;, doc200809&quot;" office:value-type="string" office:string-value="add, student, antonio.sorella, doc200809">
            <text:p>add, student, antonio.sorella, doc200809</text:p>
          </table:table-cell>
          <table:table-cell table:number-columns-repeated="247"/>
        </table:table-row>
        <table:table-row table:style-name="ro1">
          <table:table-cell office:value-type="string">
            <text:p>Daniela</text:p>
          </table:table-cell>
          <table:table-cell/>
          <table:table-cell office:value-type="string">
            <text:p>Sfreddo</text:p>
          </table:table-cell>
          <table:table-cell office:value-type="string">
            <text:p>daniela.sfreddo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36]&amp;&quot;, doc200809&quot;" office:value-type="string" office:string-value="add, student, daniela.sfreddo, doc200809">
            <text:p>add, student, daniela.sfreddo, doc200809</text:p>
          </table:table-cell>
          <table:table-cell table:number-columns-repeated="247"/>
        </table:table-row>
        <table:table-row table:style-name="ro1">
          <table:table-cell office:value-type="string">
            <text:p>Mariagrazia</text:p>
          </table:table-cell>
          <table:table-cell/>
          <table:table-cell office:value-type="string">
            <text:p>Serratore</text:p>
          </table:table-cell>
          <table:table-cell office:value-type="string">
            <text:p>m.serratore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37]&amp;&quot;, doc200809&quot;" office:value-type="string" office:string-value="add, student, m.serratore, doc200809">
            <text:p>add, student, m.serratore, doc200809</text:p>
          </table:table-cell>
          <table:table-cell table:number-columns-repeated="247"/>
        </table:table-row>
        <table:table-row table:style-name="ro1">
          <table:table-cell office:value-type="string">
            <text:p>Lorena</text:p>
          </table:table-cell>
          <table:table-cell/>
          <table:table-cell office:value-type="string">
            <text:p>De Ros</text:p>
          </table:table-cell>
          <table:table-cell office:value-type="string">
            <text:p>lorena.deros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38]&amp;&quot;, doc200809&quot;" office:value-type="string" office:string-value="add, student, lorena.deros, doc200809">
            <text:p>add, student, lorena.deros, doc200809</text:p>
          </table:table-cell>
          <table:table-cell table:number-columns-repeated="247"/>
        </table:table-row>
        <table:table-row table:style-name="ro1">
          <table:table-cell office:value-type="string">
            <text:p>Claudia</text:p>
          </table:table-cell>
          <table:table-cell/>
          <table:table-cell office:value-type="string">
            <text:p>De Candido</text:p>
          </table:table-cell>
          <table:table-cell office:value-type="string">
            <text:p>claudia.decandido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39]&amp;&quot;, doc200809&quot;" office:value-type="string" office:string-value="add, student, claudia.decandido, doc200809">
            <text:p>add, student, claudia.decandido, doc200809</text:p>
          </table:table-cell>
          <table:table-cell table:number-columns-repeated="247"/>
        </table:table-row>
        <table:table-row table:style-name="ro1">
          <table:table-cell office:value-type="string">
            <text:p>Tiziana</text:p>
          </table:table-cell>
          <table:table-cell/>
          <table:table-cell office:value-type="string">
            <text:p>D'Amico</text:p>
          </table:table-cell>
          <table:table-cell office:value-type="string">
            <text:p>tiziana.damico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40]&amp;&quot;, doc200809&quot;" office:value-type="string" office:string-value="add, student, tiziana.damico, doc200809">
            <text:p>add, student, tiziana.damico, doc200809</text:p>
          </table:table-cell>
          <table:table-cell table:number-columns-repeated="247"/>
        </table:table-row>
        <table:table-row table:style-name="ro1">
          <table:table-cell office:value-type="string">
            <text:p>Lucia</text:p>
          </table:table-cell>
          <table:table-cell/>
          <table:table-cell office:value-type="string">
            <text:p>Canciani</text:p>
          </table:table-cell>
          <table:table-cell office:value-type="string">
            <text:p>lucia.canciani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41]&amp;&quot;, doc200809&quot;" office:value-type="string" office:string-value="add, student, lucia.canciani, doc200809">
            <text:p>add, student, lucia.canciani, doc200809</text:p>
          </table:table-cell>
          <table:table-cell table:number-columns-repeated="247"/>
        </table:table-row>
        <table:table-row table:style-name="ro1">
          <table:table-cell office:value-type="string">
            <text:p>Gianpiero</text:p>
          </table:table-cell>
          <table:table-cell/>
          <table:table-cell office:value-type="string">
            <text:p>Blarasin</text:p>
          </table:table-cell>
          <table:table-cell office:value-type="string">
            <text:p>gianpiero.blarasin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42]&amp;&quot;, doc200809&quot;" office:value-type="string" office:string-value="add, student, gianpiero.blarasin, doc200809">
            <text:p>add, student, gianpiero.blarasin, doc200809</text:p>
          </table:table-cell>
          <table:table-cell table:number-columns-repeated="247"/>
        </table:table-row>
        <table:table-row table:style-name="ro1">
          <table:table-cell office:value-type="string">
            <text:p>Sandrino</text:p>
          </table:table-cell>
          <table:table-cell/>
          <table:table-cell office:value-type="string">
            <text:p>Della Puppa Zorz</text:p>
          </table:table-cell>
          <table:table-cell office:value-type="string">
            <text:p>sandrino.dellapuppa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43]&amp;&quot;, doc200809&quot;" office:value-type="string" office:string-value="add, student, sandrino.dellapuppa, doc200809">
            <text:p>add, student, sandrino.dellapuppa, doc200809</text:p>
          </table:table-cell>
          <table:table-cell table:number-columns-repeated="247"/>
        </table:table-row>
        <table:table-row table:style-name="ro1">
          <table:table-cell office:value-type="string">
            <text:p>Alice</text:p>
          </table:table-cell>
          <table:table-cell/>
          <table:table-cell office:value-type="string">
            <text:p>Della Puppa</text:p>
          </table:table-cell>
          <table:table-cell office:value-type="string">
            <text:p>alice.dellapuppa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44]&amp;&quot;, doc200809&quot;" office:value-type="string" office:string-value="add, student, alice.dellapuppa, doc200809">
            <text:p>add, student, alice.dellapuppa, doc200809</text:p>
          </table:table-cell>
          <table:table-cell table:number-columns-repeated="247"/>
        </table:table-row>
        <table:table-row table:style-name="ro1">
          <table:table-cell office:value-type="string">
            <text:p>Marisa</text:p>
          </table:table-cell>
          <table:table-cell/>
          <table:table-cell office:value-type="string">
            <text:p>Del Ben</text:p>
          </table:table-cell>
          <table:table-cell office:value-type="string">
            <text:p>marisa.delben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45]&amp;&quot;, doc200809&quot;" office:value-type="string" office:string-value="add, student, marisa.delben, doc200809">
            <text:p>add, student, marisa.delben, doc200809</text:p>
          </table:table-cell>
          <table:table-cell table:number-columns-repeated="247"/>
        </table:table-row>
        <table:table-row table:style-name="ro1">
          <table:table-cell office:value-type="string">
            <text:p>Stefano</text:p>
          </table:table-cell>
          <table:table-cell/>
          <table:table-cell office:value-type="string">
            <text:p>Burra</text:p>
          </table:table-cell>
          <table:table-cell office:value-type="string">
            <text:p>stefano.burra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46]&amp;&quot;, doc200809&quot;" office:value-type="string" office:string-value="add, student, stefano.burra, doc200809">
            <text:p>add, student, stefano.burra, doc200809</text:p>
          </table:table-cell>
          <table:table-cell table:number-columns-repeated="247"/>
        </table:table-row>
        <table:table-row table:style-name="ro1">
          <table:table-cell office:value-type="string">
            <text:p>Rita</text:p>
          </table:table-cell>
          <table:table-cell/>
          <table:table-cell office:value-type="string">
            <text:p>Bravin</text:p>
          </table:table-cell>
          <table:table-cell office:value-type="string">
            <text:p>dani.bravin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47]&amp;&quot;, doc200809&quot;" office:value-type="string" office:string-value="add, student, dani.bravin, doc200809">
            <text:p>add, student, dani.bravin, doc200809</text:p>
          </table:table-cell>
          <table:table-cell table:number-columns-repeated="247"/>
        </table:table-row>
        <table:table-row table:style-name="ro1">
          <table:table-cell office:value-type="string">
            <text:p>Bruna</text:p>
          </table:table-cell>
          <table:table-cell/>
          <table:table-cell office:value-type="string">
            <text:p>Braidotti</text:p>
          </table:table-cell>
          <table:table-cell office:value-type="string">
            <text:p>bruna.braidotti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48]&amp;&quot;, doc200809&quot;" office:value-type="string" office:string-value="add, student, bruna.braidotti, doc200809">
            <text:p>add, student, bruna.braidotti, doc200809</text:p>
          </table:table-cell>
          <table:table-cell table:number-columns-repeated="247"/>
        </table:table-row>
        <table:table-row table:style-name="ro1">
          <table:table-cell office:value-type="string">
            <text:p>Sara</text:p>
          </table:table-cell>
          <table:table-cell/>
          <table:table-cell office:value-type="string">
            <text:p>Cover</text:p>
          </table:table-cell>
          <table:table-cell office:value-type="string">
            <text:p>sara.cover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49]&amp;&quot;, doc200809&quot;" office:value-type="string" office:string-value="add, student, sara.cover, doc200809">
            <text:p>add, student, sara.cover, doc200809</text:p>
          </table:table-cell>
          <table:table-cell table:number-columns-repeated="247"/>
        </table:table-row>
        <table:table-row table:style-name="ro1">
          <table:table-cell office:value-type="string">
            <text:p>Annunziata</text:p>
          </table:table-cell>
          <table:table-cell/>
          <table:table-cell office:value-type="string">
            <text:p>Conte</text:p>
          </table:table-cell>
          <table:table-cell office:value-type="string">
            <text:p>annunziata.conte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50]&amp;&quot;, doc200809&quot;" office:value-type="string" office:string-value="add, student, annunziata.conte, doc200809">
            <text:p>add, student, annunziata.conte, doc200809</text:p>
          </table:table-cell>
          <table:table-cell table:number-columns-repeated="247"/>
        </table:table-row>
        <table:table-row table:style-name="ro1">
          <table:table-cell office:value-type="string">
            <text:p>Paolo</text:p>
          </table:table-cell>
          <table:table-cell/>
          <table:table-cell office:value-type="string">
            <text:p>Cicconofri</text:p>
          </table:table-cell>
          <table:table-cell office:value-type="string">
            <text:p>paolo.cicconofri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51]&amp;&quot;, doc200809&quot;" office:value-type="string" office:string-value="add, student, paolo.cicconofri, doc200809">
            <text:p>add, student, paolo.cicconofri, doc200809</text:p>
          </table:table-cell>
          <table:table-cell table:number-columns-repeated="247"/>
        </table:table-row>
        <table:table-row table:style-name="ro1">
          <table:table-cell office:value-type="string">
            <text:p>Viviana</text:p>
          </table:table-cell>
          <table:table-cell/>
          <table:table-cell office:value-type="string">
            <text:p>Cecotti</text:p>
          </table:table-cell>
          <table:table-cell office:value-type="string">
            <text:p>viviana.cecotti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52]&amp;&quot;, doc200809&quot;" office:value-type="string" office:string-value="add, student, viviana.cecotti, doc200809">
            <text:p>add, student, viviana.cecotti, doc200809</text:p>
          </table:table-cell>
          <table:table-cell table:number-columns-repeated="247"/>
        </table:table-row>
        <table:table-row table:style-name="ro1">
          <table:table-cell office:value-type="string">
            <text:p>Marco</text:p>
          </table:table-cell>
          <table:table-cell/>
          <table:table-cell office:value-type="string">
            <text:p>Giacomini</text:p>
          </table:table-cell>
          <table:table-cell office:value-type="string">
            <text:p>marco.giacomini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53]&amp;&quot;, doc200809&quot;" office:value-type="string" office:string-value="add, student, marco.giacomini, doc200809">
            <text:p>add, student, marco.giacomini, doc200809</text:p>
          </table:table-cell>
          <table:table-cell table:number-columns-repeated="247"/>
        </table:table-row>
        <table:table-row table:style-name="ro1">
          <table:table-cell office:value-type="string">
            <text:p>Matilde</text:p>
          </table:table-cell>
          <table:table-cell/>
          <table:table-cell office:value-type="string">
            <text:p>Bomben</text:p>
          </table:table-cell>
          <table:table-cell office:value-type="string">
            <text:p>matilde.bomben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54]&amp;&quot;, doc200809&quot;" office:value-type="string" office:string-value="add, student, matilde.bomben, doc200809">
            <text:p>add, student, matilde.bomben, doc200809</text:p>
          </table:table-cell>
          <table:table-cell table:number-columns-repeated="247"/>
        </table:table-row>
        <table:table-row table:style-name="ro1">
          <table:table-cell office:value-type="string">
            <text:p>Gabriele</text:p>
          </table:table-cell>
          <table:table-cell/>
          <table:table-cell office:value-type="string">
            <text:p>Falco</text:p>
          </table:table-cell>
          <table:table-cell office:value-type="string">
            <text:p>gabriele.falco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55]&amp;&quot;, doc200809&quot;" office:value-type="string" office:string-value="add, student, gabriele.falco, doc200809">
            <text:p>add, student, gabriele.falco, doc200809</text:p>
          </table:table-cell>
          <table:table-cell table:number-columns-repeated="247"/>
        </table:table-row>
        <table:table-row table:style-name="ro1">
          <table:table-cell office:value-type="string">
            <text:p>Petra</text:p>
          </table:table-cell>
          <table:table-cell/>
          <table:table-cell office:value-type="string">
            <text:p>Kloetzner</text:p>
          </table:table-cell>
          <table:table-cell office:value-type="string">
            <text:p>petra.kloetzner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56]&amp;&quot;, doc200809&quot;" office:value-type="string" office:string-value="add, student, petra.kloetzner, doc200809">
            <text:p>add, student, petra.kloetzner, doc200809</text:p>
          </table:table-cell>
          <table:table-cell table:number-columns-repeated="247"/>
        </table:table-row>
        <table:table-row table:style-name="ro1">
          <table:table-cell office:value-type="string">
            <text:p>Romualdo</text:p>
          </table:table-cell>
          <table:table-cell/>
          <table:table-cell office:value-type="string">
            <text:p>Ingrasciotta</text:p>
          </table:table-cell>
          <table:table-cell office:value-type="string">
            <text:p>r.ingrasciotta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57]&amp;&quot;, doc200809&quot;" office:value-type="string" office:string-value="add, student, r.ingrasciotta, doc200809">
            <text:p>add, student, r.ingrasciotta, doc200809</text:p>
          </table:table-cell>
          <table:table-cell table:number-columns-repeated="247"/>
        </table:table-row>
        <table:table-row table:style-name="ro1">
          <table:table-cell office:value-type="string">
            <text:p>Fiorella</text:p>
          </table:table-cell>
          <table:table-cell/>
          <table:table-cell office:value-type="string">
            <text:p>Guiducci</text:p>
          </table:table-cell>
          <table:table-cell office:value-type="string">
            <text:p>fiorella.guiducci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58]&amp;&quot;, doc200809&quot;" office:value-type="string" office:string-value="add, student, fiorella.guiducci, doc200809">
            <text:p>add, student, fiorella.guiducci, doc200809</text:p>
          </table:table-cell>
          <table:table-cell table:number-columns-repeated="247"/>
        </table:table-row>
        <table:table-row table:style-name="ro1">
          <table:table-cell office:value-type="string">
            <text:p>Clara</text:p>
          </table:table-cell>
          <table:table-cell/>
          <table:table-cell office:value-type="string">
            <text:p>Grizzo</text:p>
          </table:table-cell>
          <table:table-cell office:value-type="string">
            <text:p>clara.grizzo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59]&amp;&quot;, doc200809&quot;" office:value-type="string" office:string-value="add, student, clara.grizzo, doc200809">
            <text:p>add, student, clara.grizzo, doc200809</text:p>
          </table:table-cell>
          <table:table-cell table:number-columns-repeated="247"/>
        </table:table-row>
        <table:table-row table:style-name="ro1">
          <table:table-cell office:value-type="string">
            <text:p>Salvatore</text:p>
          </table:table-cell>
          <table:table-cell/>
          <table:table-cell office:value-type="string">
            <text:p>Di Pasqua</text:p>
          </table:table-cell>
          <table:table-cell office:value-type="string">
            <text:p>salvatore.dipasqua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60]&amp;&quot;, doc200809&quot;" office:value-type="string" office:string-value="add, student, salvatore.dipasqua, doc200809">
            <text:p>add, student, salvatore.dipasqua, doc200809</text:p>
          </table:table-cell>
          <table:table-cell table:number-columns-repeated="247"/>
        </table:table-row>
        <table:table-row table:style-name="ro1">
          <table:table-cell office:value-type="string">
            <text:p>Lanfranca</text:p>
          </table:table-cell>
          <table:table-cell/>
          <table:table-cell office:value-type="string">
            <text:p>Di Iulio</text:p>
          </table:table-cell>
          <table:table-cell office:value-type="string">
            <text:p>lanfranca.diiulio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61]&amp;&quot;, doc200809&quot;" office:value-type="string" office:string-value="add, student, lanfranca.diiulio, doc200809">
            <text:p>add, student, lanfranca.diiulio, doc200809</text:p>
          </table:table-cell>
          <table:table-cell table:number-columns-repeated="247"/>
        </table:table-row>
        <table:table-row table:style-name="ro1">
          <table:table-cell office:value-type="string">
            <text:p>Silvana</text:p>
          </table:table-cell>
          <table:table-cell/>
          <table:table-cell office:value-type="string">
            <text:p>Di Fant</text:p>
          </table:table-cell>
          <table:table-cell office:value-type="string">
            <text:p>silvana.difant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62]&amp;&quot;, doc200809&quot;" office:value-type="string" office:string-value="add, student, silvana.difant, doc200809">
            <text:p>add, student, silvana.difant, doc200809</text:p>
          </table:table-cell>
          <table:table-cell table:number-columns-repeated="247"/>
        </table:table-row>
        <table:table-row table:style-name="ro1">
          <table:table-cell office:value-type="string">
            <text:p>Cristina</text:p>
          </table:table-cell>
          <table:table-cell/>
          <table:table-cell office:value-type="string">
            <text:p>Bonazza</text:p>
          </table:table-cell>
          <table:table-cell office:value-type="string">
            <text:p>cristina.bonazza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63]&amp;&quot;, doc200809&quot;" office:value-type="string" office:string-value="add, student, cristina.bonazza, doc200809">
            <text:p>add, student, cristina.bonazza, doc200809</text:p>
          </table:table-cell>
          <table:table-cell table:number-columns-repeated="247"/>
        </table:table-row>
        <table:table-row table:style-name="ro1">
          <table:table-cell office:value-type="string">
            <text:p>Silvana</text:p>
          </table:table-cell>
          <table:table-cell/>
          <table:table-cell office:value-type="string">
            <text:p>Fornasier</text:p>
          </table:table-cell>
          <table:table-cell office:value-type="string">
            <text:p>silvana.fornasier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64]&amp;&quot;, doc200809&quot;" office:value-type="string" office:string-value="add, student, silvana.fornasier, doc200809">
            <text:p>add, student, silvana.fornasier, doc200809</text:p>
          </table:table-cell>
          <table:table-cell table:number-columns-repeated="247"/>
        </table:table-row>
        <table:table-row table:style-name="ro1">
          <table:table-cell office:value-type="string">
            <text:p>Rosario</text:p>
          </table:table-cell>
          <table:table-cell/>
          <table:table-cell office:value-type="string">
            <text:p>Feliciello</text:p>
          </table:table-cell>
          <table:table-cell office:value-type="string">
            <text:p>rosario.feliciello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65]&amp;&quot;, doc200809&quot;" office:value-type="string" office:string-value="add, student, rosario.feliciello, doc200809">
            <text:p>add, student, rosario.feliciello, doc200809</text:p>
          </table:table-cell>
          <table:table-cell table:number-columns-repeated="247"/>
        </table:table-row>
        <table:table-row table:style-name="ro1">
          <table:table-cell office:value-type="string">
            <text:p>Mariapia</text:p>
          </table:table-cell>
          <table:table-cell/>
          <table:table-cell office:value-type="string">
            <text:p>Fedato</text:p>
          </table:table-cell>
          <table:table-cell office:value-type="string">
            <text:p>mariapia.fedato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/>
          <table:table-cell table:formula="oooc:=&quot;add, student, &quot;&amp;[.D66]&amp;&quot;, doc200809&quot;" office:value-type="string" office:string-value="add, student, mariapia.fedato, doc200809">
            <text:p>add, student, mariapia.fedato, doc200809</text:p>
          </table:table-cell>
          <table:table-cell table:number-columns-repeated="247"/>
        </table:table-row>
      </table:table>
      <table:table table:name="Appointments" table:style-name="ta1" table:print="false">
        <table:table-column table:style-name="co6" table:default-cell-style-name="Default"/>
        <table:table-column table:style-name="co5" table:number-columns-repeated="255" table:default-cell-style-name="Default"/>
        <table:table-row table:style-name="ro1">
          <table:table-cell table:style-name="ce1" office:value-type="string">
            <text:p>username</text:p>
          </table:table-cell>
          <table:table-cell table:style-name="ce1" office:value-type="string">
            <text:p>schoolclass</text:p>
          </table:table-cell>
          <table:table-cell table:style-name="ce1" office:value-type="string">
            <text:p>subject</text:p>
          </table:table-cell>
          <table:table-cell table:style-name="ce1" office:value-type="string">
            <text:p>year</text:p>
          </table:table-cell>
          <table:table-cell table:style-name="ce1" table:number-columns-repeated="252"/>
        </table:table-row>
        <table:table-row table:style-name="ro1">
          <table:table-cell office:value-type="string">
            <text:p>bianca.bagala</text:p>
          </table:table-cell>
          <table:table-cell office:value-type="string">
            <text:p>4BP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bianca.bagala</text:p>
          </table:table-cell>
          <table:table-cell office:value-type="string">
            <text:p>5AP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bianca.bagala</text:p>
          </table:table-cell>
          <table:table-cell office:value-type="string">
            <text:p>5BP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bianca.bagala</text:p>
          </table:table-cell>
          <table:table-cell office:value-type="string">
            <text:p>3AP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bianca.bagala</text:p>
          </table:table-cell>
          <table:table-cell office:value-type="string">
            <text:p>3BP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bianca.bagala</text:p>
          </table:table-cell>
          <table:table-cell office:value-type="string">
            <text:p>4AP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tilde.bomben</text:p>
          </table:table-cell>
          <table:table-cell office:value-type="string">
            <text:p>4B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tilde.bomben</text:p>
          </table:table-cell>
          <table:table-cell office:value-type="string">
            <text:p>3AP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tefano.burra</text:p>
          </table:table-cell>
          <table:table-cell office:value-type="string">
            <text:p>5D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tefano.burra</text:p>
          </table:table-cell>
          <table:table-cell office:value-type="string">
            <text:p>2B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canciani</text:p>
          </table:table-cell>
          <table:table-cell office:value-type="string">
            <text:p>2BI</text:p>
          </table:table-cell>
          <table:table-cell office:value-type="string">
            <text:p>TR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canciani</text:p>
          </table:table-cell>
          <table:table-cell office:value-type="string">
            <text:p>2CI</text:p>
          </table:table-cell>
          <table:table-cell office:value-type="string">
            <text:p>TR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canciani</text:p>
          </table:table-cell>
          <table:table-cell office:value-type="string">
            <text:p>1AI</text:p>
          </table:table-cell>
          <table:table-cell office:value-type="string">
            <text:p>TR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canciani</text:p>
          </table:table-cell>
          <table:table-cell office:value-type="string">
            <text:p>1BI</text:p>
          </table:table-cell>
          <table:table-cell office:value-type="string">
            <text:p>TR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canciani</text:p>
          </table:table-cell>
          <table:table-cell office:value-type="string">
            <text:p>1CI</text:p>
          </table:table-cell>
          <table:table-cell office:value-type="string">
            <text:p>TR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canciani</text:p>
          </table:table-cell>
          <table:table-cell office:value-type="string">
            <text:p>2AI</text:p>
          </table:table-cell>
          <table:table-cell office:value-type="string">
            <text:p>TR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viviana.cecotti</text:p>
          </table:table-cell>
          <table:table-cell office:value-type="string">
            <text:p>5AP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viviana.cecotti</text:p>
          </table:table-cell>
          <table:table-cell office:value-type="string">
            <text:p>5AP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viviana.cecotti</text:p>
          </table:table-cell>
          <table:table-cell office:value-type="string">
            <text:p>5D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viviana.cecotti</text:p>
          </table:table-cell>
          <table:table-cell office:value-type="string">
            <text:p>4AP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viviana.cecotti</text:p>
          </table:table-cell>
          <table:table-cell office:value-type="string">
            <text:p>3AP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viviana.cecotti</text:p>
          </table:table-cell>
          <table:table-cell office:value-type="string">
            <text:p>4AP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viviana.cecotti</text:p>
          </table:table-cell>
          <table:table-cell office:value-type="string">
            <text:p>5D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o.cicconofri</text:p>
          </table:table-cell>
          <table:table-cell office:value-type="string">
            <text:p>3B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o.cicconofri</text:p>
          </table:table-cell>
          <table:table-cell office:value-type="string">
            <text:p>4B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o.cicconofri</text:p>
          </table:table-cell>
          <table:table-cell office:value-type="string">
            <text:p>5B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o.cicconofri</text:p>
          </table:table-cell>
          <table:table-cell office:value-type="string">
            <text:p>4B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o.cicconofri</text:p>
          </table:table-cell>
          <table:table-cell office:value-type="string">
            <text:p>4C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o.cicconofri</text:p>
          </table:table-cell>
          <table:table-cell office:value-type="string">
            <text:p>5B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o.cicconofri</text:p>
          </table:table-cell>
          <table:table-cell office:value-type="string">
            <text:p>3B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nnunziata.conte</text:p>
          </table:table-cell>
          <table:table-cell office:value-type="string">
            <text:p>1G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nnunziata.conte</text:p>
          </table:table-cell>
          <table:table-cell office:value-type="string">
            <text:p>2E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nnunziata.conte</text:p>
          </table:table-cell>
          <table:table-cell office:value-type="string">
            <text:p>1G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nnunziata.conte</text:p>
          </table:table-cell>
          <table:table-cell office:value-type="string">
            <text:p>1E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nnunziata.conte</text:p>
          </table:table-cell>
          <table:table-cell office:value-type="string">
            <text:p>1E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ra.cover</text:p>
          </table:table-cell>
          <table:table-cell office:value-type="string">
            <text:p>4B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ra.cover</text:p>
          </table:table-cell>
          <table:table-cell office:value-type="string">
            <text:p>5B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ra.cover</text:p>
          </table:table-cell>
          <table:table-cell office:value-type="string">
            <text:p>2B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ra.cover</text:p>
          </table:table-cell>
          <table:table-cell office:value-type="string">
            <text:p>1B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ra.cover</text:p>
          </table:table-cell>
          <table:table-cell office:value-type="string">
            <text:p>3B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tiziana.damico</text:p>
          </table:table-cell>
          <table:table-cell office:value-type="string">
            <text:p>1A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tiziana.damico</text:p>
          </table:table-cell>
          <table:table-cell office:value-type="string">
            <text:p>4A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tiziana.damico</text:p>
          </table:table-cell>
          <table:table-cell office:value-type="string">
            <text:p>3A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tiziana.damico</text:p>
          </table:table-cell>
          <table:table-cell office:value-type="string">
            <text:p>2A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udia.decandido</text:p>
          </table:table-cell>
          <table:table-cell office:value-type="string">
            <text:p>1CI</text:p>
          </table:table-cell>
          <table:table-cell office:value-type="string">
            <text:p>SDM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udia.decandido</text:p>
          </table:table-cell>
          <table:table-cell office:value-type="string">
            <text:p>2CI</text:p>
          </table:table-cell>
          <table:table-cell office:value-type="string">
            <text:p>SDM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udia.decandido</text:p>
          </table:table-cell>
          <table:table-cell office:value-type="string">
            <text:p>1GI</text:p>
          </table:table-cell>
          <table:table-cell office:value-type="string">
            <text:p>SDM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udia.decandido</text:p>
          </table:table-cell>
          <table:table-cell office:value-type="string">
            <text:p>1DI</text:p>
          </table:table-cell>
          <table:table-cell office:value-type="string">
            <text:p>SDM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udia.decandido</text:p>
          </table:table-cell>
          <table:table-cell office:value-type="string">
            <text:p>2DI</text:p>
          </table:table-cell>
          <table:table-cell office:value-type="string">
            <text:p>SDM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isa.delben</text:p>
          </table:table-cell>
          <table:table-cell office:value-type="string">
            <text:p>3C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isa.delben</text:p>
          </table:table-cell>
          <table:table-cell office:value-type="string">
            <text:p>5C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isa.delben</text:p>
          </table:table-cell>
          <table:table-cell office:value-type="string">
            <text:p>1Z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lice.dellapuppa</text:p>
          </table:table-cell>
          <table:table-cell office:value-type="string">
            <text:p>2CI</text:p>
          </table:table-cell>
          <table:table-cell office:value-type="string">
            <text:p>SDN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lice.dellapuppa</text:p>
          </table:table-cell>
          <table:table-cell office:value-type="string">
            <text:p>1DI</text:p>
          </table:table-cell>
          <table:table-cell office:value-type="string">
            <text:p>SDN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lice.dellapuppa</text:p>
          </table:table-cell>
          <table:table-cell office:value-type="string">
            <text:p>1CI</text:p>
          </table:table-cell>
          <table:table-cell office:value-type="string">
            <text:p>SDN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lice.dellapuppa</text:p>
          </table:table-cell>
          <table:table-cell office:value-type="string">
            <text:p>1GI</text:p>
          </table:table-cell>
          <table:table-cell office:value-type="string">
            <text:p>SDN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lice.dellapuppa</text:p>
          </table:table-cell>
          <table:table-cell office:value-type="string">
            <text:p>2DI</text:p>
          </table:table-cell>
          <table:table-cell office:value-type="string">
            <text:p>SDN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lice.dellapuppa</text:p>
          </table:table-cell>
          <table:table-cell office:value-type="string">
            <text:p>2AI</text:p>
          </table:table-cell>
          <table:table-cell office:value-type="string">
            <text:p>SDN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ndrino.dellapuppa</text:p>
          </table:table-cell>
          <table:table-cell office:value-type="string">
            <text:p>5D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ndrino.dellapuppa</text:p>
          </table:table-cell>
          <table:table-cell office:value-type="string">
            <text:p>1D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ndrino.dellapuppa</text:p>
          </table:table-cell>
          <table:table-cell office:value-type="string">
            <text:p>2D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ndrino.dellapuppa</text:p>
          </table:table-cell>
          <table:table-cell office:value-type="string">
            <text:p>1E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orena.deros</text:p>
          </table:table-cell>
          <table:table-cell office:value-type="string">
            <text:p>2E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orena.deros</text:p>
          </table:table-cell>
          <table:table-cell office:value-type="string">
            <text:p>1D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orena.deros</text:p>
          </table:table-cell>
          <table:table-cell office:value-type="string">
            <text:p>2D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orena.deros</text:p>
          </table:table-cell>
          <table:table-cell office:value-type="string">
            <text:p>1E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orena.deros</text:p>
          </table:table-cell>
          <table:table-cell office:value-type="string">
            <text:p>5A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ilvana.difant</text:p>
          </table:table-cell>
          <table:table-cell office:value-type="string">
            <text:p>5AP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ilvana.difant</text:p>
          </table:table-cell>
          <table:table-cell office:value-type="string">
            <text:p>5B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anfranca.diiulio</text:p>
          </table:table-cell>
          <table:table-cell office:value-type="string">
            <text:p>2AI</text:p>
          </table:table-cell>
          <table:table-cell office:value-type="string">
            <text:p>SDM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anfranca.diiulio</text:p>
          </table:table-cell>
          <table:table-cell office:value-type="string">
            <text:p>1BI</text:p>
          </table:table-cell>
          <table:table-cell office:value-type="string">
            <text:p>SDN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anfranca.diiulio</text:p>
          </table:table-cell>
          <table:table-cell office:value-type="string">
            <text:p>2BI</text:p>
          </table:table-cell>
          <table:table-cell office:value-type="string">
            <text:p>SDN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anfranca.diiulio</text:p>
          </table:table-cell>
          <table:table-cell office:value-type="string">
            <text:p>2BI</text:p>
          </table:table-cell>
          <table:table-cell office:value-type="string">
            <text:p>SDM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anfranca.diiulio</text:p>
          </table:table-cell>
          <table:table-cell office:value-type="string">
            <text:p>1AI</text:p>
          </table:table-cell>
          <table:table-cell office:value-type="string">
            <text:p>SDM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lvatore.dipasqua</text:p>
          </table:table-cell>
          <table:table-cell office:value-type="string">
            <text:p>2E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lvatore.dipasqua</text:p>
          </table:table-cell>
          <table:table-cell office:value-type="string">
            <text:p>5C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lvatore.dipasqua</text:p>
          </table:table-cell>
          <table:table-cell office:value-type="string">
            <text:p>5C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lvatore.dipasqua</text:p>
          </table:table-cell>
          <table:table-cell office:value-type="string">
            <text:p>4C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gabriele.falco</text:p>
          </table:table-cell>
          <table:table-cell office:value-type="string">
            <text:p>1A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gabriele.falco</text:p>
          </table:table-cell>
          <table:table-cell office:value-type="string">
            <text:p>1B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gabriele.falco</text:p>
          </table:table-cell>
          <table:table-cell office:value-type="string">
            <text:p>2B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gabriele.falco</text:p>
          </table:table-cell>
          <table:table-cell office:value-type="string">
            <text:p>1A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iapia.fedato</text:p>
          </table:table-cell>
          <table:table-cell office:value-type="string">
            <text:p>2B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iapia.fedato</text:p>
          </table:table-cell>
          <table:table-cell office:value-type="string">
            <text:p>4B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iapia.fedato</text:p>
          </table:table-cell>
          <table:table-cell office:value-type="string">
            <text:p>3B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rosario.feliciello</text:p>
          </table:table-cell>
          <table:table-cell office:value-type="string">
            <text:p>1AI</text:p>
          </table:table-cell>
          <table:table-cell office:value-type="string">
            <text:p>SDN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ilvana.fornasier</text:p>
          </table:table-cell>
          <table:table-cell office:value-type="string">
            <text:p>5BP</text:p>
          </table:table-cell>
          <table:table-cell office:value-type="string">
            <text:p>DE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ilvana.fornasier</text:p>
          </table:table-cell>
          <table:table-cell office:value-type="string">
            <text:p>2BI</text:p>
          </table:table-cell>
          <table:table-cell office:value-type="string">
            <text:p>DE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ilvana.fornasier</text:p>
          </table:table-cell>
          <table:table-cell office:value-type="string">
            <text:p>4BP</text:p>
          </table:table-cell>
          <table:table-cell office:value-type="string">
            <text:p>DE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ilvana.fornasier</text:p>
          </table:table-cell>
          <table:table-cell office:value-type="string">
            <text:p>3BP</text:p>
          </table:table-cell>
          <table:table-cell office:value-type="string">
            <text:p>DE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lavia.garlato</text:p>
          </table:table-cell>
          <table:table-cell office:value-type="string">
            <text:p>5AI</text:p>
          </table:table-cell>
          <table:table-cell office:value-type="string">
            <text:p>DE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lavia.garlato</text:p>
          </table:table-cell>
          <table:table-cell office:value-type="string">
            <text:p>5AP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lavia.garlato</text:p>
          </table:table-cell>
          <table:table-cell office:value-type="string">
            <text:p>3AP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lavia.garlato</text:p>
          </table:table-cell>
          <table:table-cell office:value-type="string">
            <text:p>4AI</text:p>
          </table:table-cell>
          <table:table-cell office:value-type="string">
            <text:p>DE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lavia.garlato</text:p>
          </table:table-cell>
          <table:table-cell office:value-type="string">
            <text:p>5B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lavia.garlato</text:p>
          </table:table-cell>
          <table:table-cell office:value-type="string">
            <text:p>3AI</text:p>
          </table:table-cell>
          <table:table-cell office:value-type="string">
            <text:p>DE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lavia.garlato</text:p>
          </table:table-cell>
          <table:table-cell office:value-type="string">
            <text:p>4AP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co.giacomini</text:p>
          </table:table-cell>
          <table:table-cell office:value-type="string">
            <text:p>5AP</text:p>
          </table:table-cell>
          <table:table-cell office:value-type="string">
            <text:p>IN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co.giacomini</text:p>
          </table:table-cell>
          <table:table-cell office:value-type="string">
            <text:p>4AP</text:p>
          </table:table-cell>
          <table:table-cell office:value-type="string">
            <text:p>IN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co.giacomini</text:p>
          </table:table-cell>
          <table:table-cell office:value-type="string">
            <text:p>3AP</text:p>
          </table:table-cell>
          <table:table-cell office:value-type="string">
            <text:p>IN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rancesco.gri</text:p>
          </table:table-cell>
          <table:table-cell office:value-type="string">
            <text:p>5BP</text:p>
          </table:table-cell>
          <table:table-cell office:value-type="string">
            <text:p>IN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rancesco.gri</text:p>
          </table:table-cell>
          <table:table-cell office:value-type="string">
            <text:p>3BP</text:p>
          </table:table-cell>
          <table:table-cell office:value-type="string">
            <text:p>IN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rancesco.gri</text:p>
          </table:table-cell>
          <table:table-cell office:value-type="string">
            <text:p>4BP</text:p>
          </table:table-cell>
          <table:table-cell office:value-type="string">
            <text:p>IN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ra.grizzo</text:p>
          </table:table-cell>
          <table:table-cell office:value-type="string">
            <text:p>5AI</text:p>
          </table:table-cell>
          <table:table-cell office:value-type="string">
            <text:p>LAB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ra.grizzo</text:p>
          </table:table-cell>
          <table:table-cell office:value-type="string">
            <text:p>5BI</text:p>
          </table:table-cell>
          <table:table-cell office:value-type="string">
            <text:p>LAB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ra.grizzo</text:p>
          </table:table-cell>
          <table:table-cell office:value-type="string">
            <text:p>4CI</text:p>
          </table:table-cell>
          <table:table-cell office:value-type="string">
            <text:p>LAB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ra.grizzo</text:p>
          </table:table-cell>
          <table:table-cell office:value-type="string">
            <text:p>4AI</text:p>
          </table:table-cell>
          <table:table-cell office:value-type="string">
            <text:p>LAB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ra.grizzo</text:p>
          </table:table-cell>
          <table:table-cell office:value-type="string">
            <text:p>5DI</text:p>
          </table:table-cell>
          <table:table-cell office:value-type="string">
            <text:p>LAB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ra.grizzo</text:p>
          </table:table-cell>
          <table:table-cell office:value-type="string">
            <text:p>5CI</text:p>
          </table:table-cell>
          <table:table-cell office:value-type="string">
            <text:p>LAB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ra.grizzo</text:p>
          </table:table-cell>
          <table:table-cell office:value-type="string">
            <text:p>4BI</text:p>
          </table:table-cell>
          <table:table-cell office:value-type="string">
            <text:p>LAB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r.ingrasciotta</text:p>
          </table:table-cell>
          <table:table-cell office:value-type="string">
            <text:p>1G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r.ingrasciotta</text:p>
          </table:table-cell>
          <table:table-cell office:value-type="string">
            <text:p>3BP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r.ingrasciotta</text:p>
          </table:table-cell>
          <table:table-cell office:value-type="string">
            <text:p>5BP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etra.kloetzner</text:p>
          </table:table-cell>
          <table:table-cell office:value-type="string">
            <text:p>5C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etra.kloetzner</text:p>
          </table:table-cell>
          <table:table-cell office:value-type="string">
            <text:p>1C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etra.kloetzner</text:p>
          </table:table-cell>
          <table:table-cell office:value-type="string">
            <text:p>2C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etra.kloetzner</text:p>
          </table:table-cell>
          <table:table-cell office:value-type="string">
            <text:p>4C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etra.kloetzner</text:p>
          </table:table-cell>
          <table:table-cell office:value-type="string">
            <text:p>5D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3BP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4A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5B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4C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4B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4BP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1B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1A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5A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3B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3AP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2A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5BP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4AP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2B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5AP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3A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5C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iarosa.maccorin</text:p>
          </table:table-cell>
          <table:table-cell office:value-type="string">
            <text:p>1DI</text:p>
          </table:table-cell>
          <table:table-cell office:value-type="string">
            <text:p>FR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iarosa.maccorin</text:p>
          </table:table-cell>
          <table:table-cell office:value-type="string">
            <text:p>2DI</text:p>
          </table:table-cell>
          <table:table-cell office:value-type="string">
            <text:p>FR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aura.mariuzzi</text:p>
          </table:table-cell>
          <table:table-cell office:value-type="string">
            <text:p>5A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aura.mariuzzi</text:p>
          </table:table-cell>
          <table:table-cell office:value-type="string">
            <text:p>5B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aura.mariuzzi</text:p>
          </table:table-cell>
          <table:table-cell office:value-type="string">
            <text:p>1A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aura.mariuzzi</text:p>
          </table:table-cell>
          <table:table-cell office:value-type="string">
            <text:p>2A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aura.mariuzzi</text:p>
          </table:table-cell>
          <table:table-cell office:value-type="string">
            <text:p>4A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aura.mariuzzi</text:p>
          </table:table-cell>
          <table:table-cell office:value-type="string">
            <text:p>3A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gabriella.martini</text:p>
          </table:table-cell>
          <table:table-cell office:value-type="string">
            <text:p>2DI</text:p>
          </table:table-cell>
          <table:table-cell office:value-type="string">
            <text:p>TR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gabriella.martini</text:p>
          </table:table-cell>
          <table:table-cell office:value-type="string">
            <text:p>1DI</text:p>
          </table:table-cell>
          <table:table-cell office:value-type="string">
            <text:p>TR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gabriella.martini</text:p>
          </table:table-cell>
          <table:table-cell office:value-type="string">
            <text:p>1EI</text:p>
          </table:table-cell>
          <table:table-cell office:value-type="string">
            <text:p>TR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gabriella.martini</text:p>
          </table:table-cell>
          <table:table-cell office:value-type="string">
            <text:p>2EI</text:p>
          </table:table-cell>
          <table:table-cell office:value-type="string">
            <text:p>TR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gabriella.martini</text:p>
          </table:table-cell>
          <table:table-cell office:value-type="string">
            <text:p>1GI</text:p>
          </table:table-cell>
          <table:table-cell office:value-type="string">
            <text:p>TR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lena.monti</text:p>
          </table:table-cell>
          <table:table-cell office:value-type="string">
            <text:p>4C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lena.monti</text:p>
          </table:table-cell>
          <table:table-cell office:value-type="string">
            <text:p>5C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lena.monti</text:p>
          </table:table-cell>
          <table:table-cell office:value-type="string">
            <text:p>2D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lena.monti</text:p>
          </table:table-cell>
          <table:table-cell office:value-type="string">
            <text:p>2C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lena.monti</text:p>
          </table:table-cell>
          <table:table-cell office:value-type="string">
            <text:p>1D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lena.monti</text:p>
          </table:table-cell>
          <table:table-cell office:value-type="string">
            <text:p>1C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a.mores</text:p>
          </table:table-cell>
          <table:table-cell office:value-type="string">
            <text:p>2B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a.mores</text:p>
          </table:table-cell>
          <table:table-cell office:value-type="string">
            <text:p>1C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a.mores</text:p>
          </table:table-cell>
          <table:table-cell office:value-type="string">
            <text:p>1B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a.mores</text:p>
          </table:table-cell>
          <table:table-cell office:value-type="string">
            <text:p>1C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a.mores</text:p>
          </table:table-cell>
          <table:table-cell office:value-type="string">
            <text:p>2C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a.mores</text:p>
          </table:table-cell>
          <table:table-cell office:value-type="string">
            <text:p>2C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raffaela.muzzo</text:p>
          </table:table-cell>
          <table:table-cell office:value-type="string">
            <text:p>5AP</text:p>
          </table:table-cell>
          <table:table-cell office:value-type="string">
            <text:p>DE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raffaela.muzzo</text:p>
          </table:table-cell>
          <table:table-cell office:value-type="string">
            <text:p>3AP</text:p>
          </table:table-cell>
          <table:table-cell office:value-type="string">
            <text:p>DE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raffaela.muzzo</text:p>
          </table:table-cell>
          <table:table-cell office:value-type="string">
            <text:p>2AI</text:p>
          </table:table-cell>
          <table:table-cell office:value-type="string">
            <text:p>DE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raffaela.muzzo</text:p>
          </table:table-cell>
          <table:table-cell office:value-type="string">
            <text:p>4AP</text:p>
          </table:table-cell>
          <table:table-cell office:value-type="string">
            <text:p>DE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abio.naibo</text:p>
          </table:table-cell>
          <table:table-cell office:value-type="string">
            <text:p>1E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abio.naibo</text:p>
          </table:table-cell>
          <table:table-cell office:value-type="string">
            <text:p>2E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brina.parutta</text:p>
          </table:table-cell>
          <table:table-cell office:value-type="string">
            <text:p>1B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brina.parutta</text:p>
          </table:table-cell>
          <table:table-cell office:value-type="string">
            <text:p>5D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brina.parutta</text:p>
          </table:table-cell>
          <table:table-cell office:value-type="string">
            <text:p>1G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brina.parutta</text:p>
          </table:table-cell>
          <table:table-cell office:value-type="string">
            <text:p>2E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brina.parutta</text:p>
          </table:table-cell>
          <table:table-cell office:value-type="string">
            <text:p>1E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roberto.petracco</text:p>
          </table:table-cell>
          <table:table-cell office:value-type="string">
            <text:p>5DI</text:p>
          </table:table-cell>
          <table:table-cell office:value-type="string">
            <text:p>GE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roberto.petracco</text:p>
          </table:table-cell>
          <table:table-cell office:value-type="string">
            <text:p>5CI</text:p>
          </table:table-cell>
          <table:table-cell office:value-type="string">
            <text:p>GE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onja.pin</text:p>
          </table:table-cell>
          <table:table-cell office:value-type="string">
            <text:p>1E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onja.pin</text:p>
          </table:table-cell>
          <table:table-cell office:value-type="string">
            <text:p>2E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rika.protti</text:p>
          </table:table-cell>
          <table:table-cell office:value-type="string">
            <text:p>2A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rika.protti</text:p>
          </table:table-cell>
          <table:table-cell office:value-type="string">
            <text:p>4A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rika.protti</text:p>
          </table:table-cell>
          <table:table-cell office:value-type="string">
            <text:p>5A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rika.protti</text:p>
          </table:table-cell>
          <table:table-cell office:value-type="string">
            <text:p>5A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rika.protti</text:p>
          </table:table-cell>
          <table:table-cell office:value-type="string">
            <text:p>3A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rika.protti</text:p>
          </table:table-cell>
          <table:table-cell office:value-type="string">
            <text:p>2A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iercarlo.roncarati</text:p>
          </table:table-cell>
          <table:table-cell office:value-type="string">
            <text:p>2DI</text:p>
          </table:table-cell>
          <table:table-cell office:value-type="string">
            <text:p>ED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iercarlo.roncarati</text:p>
          </table:table-cell>
          <table:table-cell office:value-type="string">
            <text:p>2AI</text:p>
          </table:table-cell>
          <table:table-cell office:value-type="string">
            <text:p>ED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iercarlo.roncarati</text:p>
          </table:table-cell>
          <table:table-cell office:value-type="string">
            <text:p>1AI</text:p>
          </table:table-cell>
          <table:table-cell office:value-type="string">
            <text:p>ED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iercarlo.roncarati</text:p>
          </table:table-cell>
          <table:table-cell office:value-type="string">
            <text:p>3AP</text:p>
          </table:table-cell>
          <table:table-cell office:value-type="string">
            <text:p>ED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iercarlo.roncarati</text:p>
          </table:table-cell>
          <table:table-cell office:value-type="string">
            <text:p>4BI</text:p>
          </table:table-cell>
          <table:table-cell office:value-type="string">
            <text:p>ED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iercarlo.roncarati</text:p>
          </table:table-cell>
          <table:table-cell office:value-type="string">
            <text:p>3BI</text:p>
          </table:table-cell>
          <table:table-cell office:value-type="string">
            <text:p>ED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iercarlo.roncarati</text:p>
          </table:table-cell>
          <table:table-cell office:value-type="string">
            <text:p>1DI</text:p>
          </table:table-cell>
          <table:table-cell office:value-type="string">
            <text:p>ED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iercarlo.roncarati</text:p>
          </table:table-cell>
          <table:table-cell office:value-type="string">
            <text:p>2BI</text:p>
          </table:table-cell>
          <table:table-cell office:value-type="string">
            <text:p>ED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iercarlo.roncarati</text:p>
          </table:table-cell>
          <table:table-cell office:value-type="string">
            <text:p>2CI</text:p>
          </table:table-cell>
          <table:table-cell office:value-type="string">
            <text:p>ED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iercarlo.roncarati</text:p>
          </table:table-cell>
          <table:table-cell office:value-type="string">
            <text:p>5AI</text:p>
          </table:table-cell>
          <table:table-cell office:value-type="string">
            <text:p>ED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omero.ronchese</text:p>
          </table:table-cell>
          <table:table-cell office:value-type="string">
            <text:p>4BP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ngela.serinelli</text:p>
          </table:table-cell>
          <table:table-cell office:value-type="string">
            <text:p>5DI</text:p>
          </table:table-cell>
          <table:table-cell office:value-type="string">
            <text:p>FR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.serratore</text:p>
          </table:table-cell>
          <table:table-cell office:value-type="string">
            <text:p>1D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.serratore</text:p>
          </table:table-cell>
          <table:table-cell office:value-type="string">
            <text:p>2DI</text:p>
          </table:table-cell>
          <table:table-cell office:value-type="string">
            <text:p>FR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.serratore</text:p>
          </table:table-cell>
          <table:table-cell office:value-type="string">
            <text:p>2D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.serratore</text:p>
          </table:table-cell>
          <table:table-cell office:value-type="string">
            <text:p>1D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.serratore</text:p>
          </table:table-cell>
          <table:table-cell office:value-type="string">
            <text:p>3A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.serratore</text:p>
          </table:table-cell>
          <table:table-cell office:value-type="string">
            <text:p>4A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aniela.sfreddo</text:p>
          </table:table-cell>
          <table:table-cell office:value-type="string">
            <text:p>4AP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ntonio.sorella</text:p>
          </table:table-cell>
          <table:table-cell office:value-type="string">
            <text:p>2C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ntonio.sorella</text:p>
          </table:table-cell>
          <table:table-cell office:value-type="string">
            <text:p>4C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ntonio.sorella</text:p>
          </table:table-cell>
          <table:table-cell office:value-type="string">
            <text:p>2A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ntonio.sorella</text:p>
          </table:table-cell>
          <table:table-cell office:value-type="string">
            <text:p>1A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ntonio.sorella</text:p>
          </table:table-cell>
          <table:table-cell office:value-type="string">
            <text:p>1C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co.tagliapietra</text:p>
          </table:table-cell>
          <table:table-cell office:value-type="string">
            <text:p>1C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co.tagliapietra</text:p>
          </table:table-cell>
          <table:table-cell office:value-type="string">
            <text:p>5D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co.tagliapietra</text:p>
          </table:table-cell>
          <table:table-cell office:value-type="string">
            <text:p>1E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co.tagliapietra</text:p>
          </table:table-cell>
          <table:table-cell office:value-type="string">
            <text:p>2C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co.tagliapietra</text:p>
          </table:table-cell>
          <table:table-cell office:value-type="string">
            <text:p>1D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co.tagliapietra</text:p>
          </table:table-cell>
          <table:table-cell office:value-type="string">
            <text:p>2D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co.tagliapietra</text:p>
          </table:table-cell>
          <table:table-cell office:value-type="string">
            <text:p>1G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oris.tissino</text:p>
          </table:table-cell>
          <table:table-cell office:value-type="string">
            <text:p>4AP</text:p>
          </table:table-cell>
          <table:table-cell office:value-type="string">
            <text:p>LI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oris.tissino</text:p>
          </table:table-cell>
          <table:table-cell office:value-type="string">
            <text:p>5AP</text:p>
          </table:table-cell>
          <table:table-cell office:value-type="string">
            <text:p>LI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oris.tissino</text:p>
          </table:table-cell>
          <table:table-cell office:value-type="string">
            <text:p>3AP</text:p>
          </table:table-cell>
          <table:table-cell office:value-type="string">
            <text:p>LI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lisabetta.tonon</text:p>
          </table:table-cell>
          <table:table-cell office:value-type="string">
            <text:p>1BI</text:p>
          </table:table-cell>
          <table:table-cell office:value-type="string">
            <text:p>SDM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lisabetta.tonon</text:p>
          </table:table-cell>
          <table:table-cell office:value-type="string">
            <text:p>1EI</text:p>
          </table:table-cell>
          <table:table-cell office:value-type="string">
            <text:p>SDM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lisabetta.tonon</text:p>
          </table:table-cell>
          <table:table-cell office:value-type="string">
            <text:p>2EI</text:p>
          </table:table-cell>
          <table:table-cell office:value-type="string">
            <text:p>SDM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lisabetta.tonon</text:p>
          </table:table-cell>
          <table:table-cell office:value-type="string">
            <text:p>2EI</text:p>
          </table:table-cell>
          <table:table-cell office:value-type="string">
            <text:p>SDN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lisabetta.tonon</text:p>
          </table:table-cell>
          <table:table-cell office:value-type="string">
            <text:p>1EI</text:p>
          </table:table-cell>
          <table:table-cell office:value-type="string">
            <text:p>SDN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turrin</text:p>
          </table:table-cell>
          <table:table-cell office:value-type="string">
            <text:p>4CI</text:p>
          </table:table-cell>
          <table:table-cell office:value-type="string">
            <text:p>GE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turrin</text:p>
          </table:table-cell>
          <table:table-cell office:value-type="string">
            <text:p>3BI</text:p>
          </table:table-cell>
          <table:table-cell office:value-type="string">
            <text:p>GE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turrin</text:p>
          </table:table-cell>
          <table:table-cell office:value-type="string">
            <text:p>4AI</text:p>
          </table:table-cell>
          <table:table-cell office:value-type="string">
            <text:p>GE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turrin</text:p>
          </table:table-cell>
          <table:table-cell office:value-type="string">
            <text:p>4BI</text:p>
          </table:table-cell>
          <table:table-cell office:value-type="string">
            <text:p>GE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turrin</text:p>
          </table:table-cell>
          <table:table-cell office:value-type="string">
            <text:p>5AI</text:p>
          </table:table-cell>
          <table:table-cell office:value-type="string">
            <text:p>GE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turrin</text:p>
          </table:table-cell>
          <table:table-cell office:value-type="string">
            <text:p>3AI</text:p>
          </table:table-cell>
          <table:table-cell office:value-type="string">
            <text:p>GE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turrin</text:p>
          </table:table-cell>
          <table:table-cell office:value-type="string">
            <text:p>5BI</text:p>
          </table:table-cell>
          <table:table-cell office:value-type="string">
            <text:p>GE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nunzia.venuti</text:p>
          </table:table-cell>
          <table:table-cell office:value-type="string">
            <text:p>3B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nunzia.venuti</text:p>
          </table:table-cell>
          <table:table-cell office:value-type="string">
            <text:p>4B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nunzia.venuti</text:p>
          </table:table-cell>
          <table:table-cell office:value-type="string">
            <text:p>2B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nunzia.venuti</text:p>
          </table:table-cell>
          <table:table-cell office:value-type="string">
            <text:p>1B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</table:table>
      <table:table table:name="Classe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251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grade</text:p>
          </table:table-cell>
          <table:table-cell table:style-name="ce1" office:value-type="string">
            <text:p>section</text:p>
          </table:table-cell>
          <table:table-cell table:style-name="ce1" office:value-type="string">
            <text:p>track</text:p>
          </table:table-cell>
          <table:table-cell table:style-name="ce1" office:value-type="string">
            <text:p>description</text:p>
          </table:table-cell>
          <table:table-cell table:style-name="ce1" table:number-columns-repeated="251"/>
        </table:table-row>
        <table:table-row table:style-name="ro1">
          <table:table-cell office:value-type="string">
            <text:p>1AI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formula="oooc:=&quot;classe &quot;&amp;[.B2]&amp;&quot; &quot;&amp;[.C2]&amp;&quot; &quot;&amp;IF([.D2]=&quot;I&quot;;&quot;IGEA&quot;;&quot;Mercurio&quot;)" office:value-type="string" office:string-value="classe 1 A IGEA">
            <text:p>classe 1 A IGEA</text:p>
          </table:table-cell>
          <table:table-cell table:number-columns-repeated="251"/>
        </table:table-row>
        <table:table-row table:style-name="ro1">
          <table:table-cell office:value-type="string">
            <text:p>2AI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formula="oooc:=&quot;classe &quot;&amp;[.B3]&amp;&quot; &quot;&amp;[.C3]&amp;&quot; &quot;&amp;IF([.D3]=&quot;I&quot;;&quot;IGEA&quot;;&quot;Mercurio&quot;)" office:value-type="string" office:string-value="classe 2 A IGEA">
            <text:p>classe 2 A IGEA</text:p>
          </table:table-cell>
          <table:table-cell table:number-columns-repeated="251"/>
        </table:table-row>
        <table:table-row table:style-name="ro1">
          <table:table-cell office:value-type="string">
            <text:p>3AI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formula="oooc:=&quot;classe &quot;&amp;[.B4]&amp;&quot; &quot;&amp;[.C4]&amp;&quot; &quot;&amp;IF([.D4]=&quot;I&quot;;&quot;IGEA&quot;;&quot;Mercurio&quot;)" office:value-type="string" office:string-value="classe 3 A IGEA">
            <text:p>classe 3 A IGEA</text:p>
          </table:table-cell>
          <table:table-cell table:number-columns-repeated="251"/>
        </table:table-row>
        <table:table-row table:style-name="ro1">
          <table:table-cell office:value-type="string">
            <text:p>4AI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formula="oooc:=&quot;classe &quot;&amp;[.B5]&amp;&quot; &quot;&amp;[.C5]&amp;&quot; &quot;&amp;IF([.D5]=&quot;I&quot;;&quot;IGEA&quot;;&quot;Mercurio&quot;)" office:value-type="string" office:string-value="classe 4 A IGEA">
            <text:p>classe 4 A IGEA</text:p>
          </table:table-cell>
          <table:table-cell table:number-columns-repeated="251"/>
        </table:table-row>
        <table:table-row table:style-name="ro1">
          <table:table-cell office:value-type="string">
            <text:p>5AI</text:p>
          </table:table-cell>
          <table:table-cell office:value-type="float" office:value="5">
            <text:p>5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formula="oooc:=&quot;classe &quot;&amp;[.B6]&amp;&quot; &quot;&amp;[.C6]&amp;&quot; &quot;&amp;IF([.D6]=&quot;I&quot;;&quot;IGEA&quot;;&quot;Mercurio&quot;)" office:value-type="string" office:string-value="classe 5 A IGEA">
            <text:p>classe 5 A IGEA</text:p>
          </table:table-cell>
          <table:table-cell table:number-columns-repeated="251"/>
        </table:table-row>
        <table:table-row table:style-name="ro1">
          <table:table-cell office:value-type="string">
            <text:p>1BI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ooc:=&quot;classe &quot;&amp;[.B7]&amp;&quot; &quot;&amp;[.C7]&amp;&quot; &quot;&amp;IF([.D7]=&quot;I&quot;;&quot;IGEA&quot;;&quot;Mercurio&quot;)" office:value-type="string" office:string-value="classe 1 B IGEA">
            <text:p>classe 1 B IGEA</text:p>
          </table:table-cell>
          <table:table-cell table:number-columns-repeated="251"/>
        </table:table-row>
        <table:table-row table:style-name="ro1">
          <table:table-cell office:value-type="string">
            <text:p>2BI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ooc:=&quot;classe &quot;&amp;[.B8]&amp;&quot; &quot;&amp;[.C8]&amp;&quot; &quot;&amp;IF([.D8]=&quot;I&quot;;&quot;IGEA&quot;;&quot;Mercurio&quot;)" office:value-type="string" office:string-value="classe 2 B IGEA">
            <text:p>classe 2 B IGEA</text:p>
          </table:table-cell>
          <table:table-cell table:number-columns-repeated="251"/>
        </table:table-row>
        <table:table-row table:style-name="ro1">
          <table:table-cell office:value-type="string">
            <text:p>3BI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ooc:=&quot;classe &quot;&amp;[.B9]&amp;&quot; &quot;&amp;[.C9]&amp;&quot; &quot;&amp;IF([.D9]=&quot;I&quot;;&quot;IGEA&quot;;&quot;Mercurio&quot;)" office:value-type="string" office:string-value="classe 3 B IGEA">
            <text:p>classe 3 B IGEA</text:p>
          </table:table-cell>
          <table:table-cell table:number-columns-repeated="251"/>
        </table:table-row>
        <table:table-row table:style-name="ro1">
          <table:table-cell office:value-type="string">
            <text:p>4BI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ooc:=&quot;classe &quot;&amp;[.B10]&amp;&quot; &quot;&amp;[.C10]&amp;&quot; &quot;&amp;IF([.D10]=&quot;I&quot;;&quot;IGEA&quot;;&quot;Mercurio&quot;)" office:value-type="string" office:string-value="classe 4 B IGEA">
            <text:p>classe 4 B IGEA</text:p>
          </table:table-cell>
          <table:table-cell table:number-columns-repeated="251"/>
        </table:table-row>
        <table:table-row table:style-name="ro1">
          <table:table-cell office:value-type="string">
            <text:p>5BI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ooc:=&quot;classe &quot;&amp;[.B11]&amp;&quot; &quot;&amp;[.C11]&amp;&quot; &quot;&amp;IF([.D11]=&quot;I&quot;;&quot;IGEA&quot;;&quot;Mercurio&quot;)" office:value-type="string" office:string-value="classe 5 B IGEA">
            <text:p>classe 5 B IGEA</text:p>
          </table:table-cell>
          <table:table-cell table:number-columns-repeated="251"/>
        </table:table-row>
        <table:table-row table:style-name="ro1">
          <table:table-cell office:value-type="string">
            <text:p>1CI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formula="oooc:=&quot;classe &quot;&amp;[.B12]&amp;&quot; &quot;&amp;[.C12]&amp;&quot; &quot;&amp;IF([.D12]=&quot;I&quot;;&quot;IGEA&quot;;&quot;Mercurio&quot;)" office:value-type="string" office:string-value="classe 1 C IGEA">
            <text:p>classe 1 C IGEA</text:p>
          </table:table-cell>
          <table:table-cell table:number-columns-repeated="251"/>
        </table:table-row>
        <table:table-row table:style-name="ro1">
          <table:table-cell office:value-type="string">
            <text:p>2CI</text:p>
          </table:table-cell>
          <table:table-cell office:value-type="float" office:value="2">
            <text:p>2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formula="oooc:=&quot;classe &quot;&amp;[.B13]&amp;&quot; &quot;&amp;[.C13]&amp;&quot; &quot;&amp;IF([.D13]=&quot;I&quot;;&quot;IGEA&quot;;&quot;Mercurio&quot;)" office:value-type="string" office:string-value="classe 2 C IGEA">
            <text:p>classe 2 C IGEA</text:p>
          </table:table-cell>
          <table:table-cell table:number-columns-repeated="251"/>
        </table:table-row>
        <table:table-row table:style-name="ro1">
          <table:table-cell office:value-type="string">
            <text:p>3CI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formula="oooc:=&quot;classe &quot;&amp;[.B14]&amp;&quot; &quot;&amp;[.C14]&amp;&quot; &quot;&amp;IF([.D14]=&quot;I&quot;;&quot;IGEA&quot;;&quot;Mercurio&quot;)" office:value-type="string" office:string-value="classe 3 C IGEA">
            <text:p>classe 3 C IGEA</text:p>
          </table:table-cell>
          <table:table-cell table:number-columns-repeated="251"/>
        </table:table-row>
        <table:table-row table:style-name="ro1">
          <table:table-cell office:value-type="string">
            <text:p>4CI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formula="oooc:=&quot;classe &quot;&amp;[.B15]&amp;&quot; &quot;&amp;[.C15]&amp;&quot; &quot;&amp;IF([.D15]=&quot;I&quot;;&quot;IGEA&quot;;&quot;Mercurio&quot;)" office:value-type="string" office:string-value="classe 4 C IGEA">
            <text:p>classe 4 C IGEA</text:p>
          </table:table-cell>
          <table:table-cell table:number-columns-repeated="251"/>
        </table:table-row>
        <table:table-row table:style-name="ro1">
          <table:table-cell office:value-type="string">
            <text:p>5CI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formula="oooc:=&quot;classe &quot;&amp;[.B16]&amp;&quot; &quot;&amp;[.C16]&amp;&quot; &quot;&amp;IF([.D16]=&quot;I&quot;;&quot;IGEA&quot;;&quot;Mercurio&quot;)" office:value-type="string" office:string-value="classe 5 C IGEA">
            <text:p>classe 5 C IGEA</text:p>
          </table:table-cell>
          <table:table-cell table:number-columns-repeated="251"/>
        </table:table-row>
        <table:table-row table:style-name="ro1">
          <table:table-cell table:formula="oooc:=[.B17]&amp;[.C17]&amp;[.D17]" office:value-type="string" office:string-value="1EI">
            <text:p>1EI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I</text:p>
          </table:table-cell>
          <table:table-cell table:formula="oooc:=&quot;classe &quot;&amp;[.B17]&amp;&quot; &quot;&amp;[.C17]&amp;&quot; &quot;&amp;IF([.D17]=&quot;I&quot;;&quot;IGEA&quot;;&quot;Mercurio&quot;)" office:value-type="string" office:string-value="classe 1 E IGEA">
            <text:p>classe 1 E IGEA</text:p>
          </table:table-cell>
          <table:table-cell table:number-columns-repeated="251"/>
        </table:table-row>
        <table:table-row table:style-name="ro1">
          <table:table-cell table:formula="oooc:=[.B18]&amp;[.C18]&amp;[.D18]" office:value-type="string" office:string-value="2EI">
            <text:p>2EI</text:p>
          </table:table-cell>
          <table:table-cell office:value-type="float" office:value="2">
            <text:p>2</text:p>
          </table:table-cell>
          <table:table-cell office:value-type="string">
            <text:p>E</text:p>
          </table:table-cell>
          <table:table-cell office:value-type="string">
            <text:p>I</text:p>
          </table:table-cell>
          <table:table-cell table:formula="oooc:=&quot;classe &quot;&amp;[.B18]&amp;&quot; &quot;&amp;[.C18]&amp;&quot; &quot;&amp;IF([.D18]=&quot;I&quot;;&quot;IGEA&quot;;&quot;Mercurio&quot;)" office:value-type="string" office:string-value="classe 2 E IGEA">
            <text:p>classe 2 E IGEA</text:p>
          </table:table-cell>
          <table:table-cell table:number-columns-repeated="251"/>
        </table:table-row>
        <table:table-row table:style-name="ro1">
          <table:table-cell table:formula="oooc:=[.B19]&amp;[.C19]&amp;[.D19]" office:value-type="string" office:string-value="1GI">
            <text:p>1GI</text:p>
          </table:table-cell>
          <table:table-cell office:value-type="float" office:value="1">
            <text:p>1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ooc:=&quot;classe &quot;&amp;[.B19]&amp;&quot; &quot;&amp;[.C19]&amp;&quot; &quot;&amp;IF([.D19]=&quot;I&quot;;&quot;IGEA&quot;;&quot;Mercurio&quot;)" office:value-type="string" office:string-value="classe 1 G IGEA">
            <text:p>classe 1 G IGEA</text:p>
          </table:table-cell>
          <table:table-cell table:number-columns-repeated="251"/>
        </table:table-row>
        <table:table-row table:style-name="ro1">
          <table:table-cell table:formula="oooc:=[.B20]&amp;[.C20]&amp;[.D20]" office:value-type="string" office:string-value="2DI">
            <text:p>2DI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string">
            <text:p>I</text:p>
          </table:table-cell>
          <table:table-cell table:formula="oooc:=&quot;classe &quot;&amp;[.B20]&amp;&quot; &quot;&amp;[.C20]&amp;&quot; &quot;&amp;IF([.D20]=&quot;I&quot;;&quot;IGEA&quot;;&quot;Mercurio&quot;)" office:value-type="string" office:string-value="classe 2 D IGEA">
            <text:p>classe 2 D IGEA</text:p>
          </table:table-cell>
          <table:table-cell table:number-columns-repeated="251"/>
        </table:table-row>
        <table:table-row table:style-name="ro1">
          <table:table-cell table:formula="oooc:=[.B21]&amp;[.C21]&amp;[.D21]" office:value-type="string" office:string-value="5DI">
            <text:p>5DI</text:p>
          </table:table-cell>
          <table:table-cell office:value-type="float" office:value="5">
            <text:p>5</text:p>
          </table:table-cell>
          <table:table-cell office:value-type="string">
            <text:p>D</text:p>
          </table:table-cell>
          <table:table-cell office:value-type="string">
            <text:p>I</text:p>
          </table:table-cell>
          <table:table-cell table:formula="oooc:=&quot;classe &quot;&amp;[.B21]&amp;&quot; &quot;&amp;[.C21]&amp;&quot; &quot;&amp;IF([.D21]=&quot;I&quot;;&quot;IGEA&quot;;&quot;Mercurio&quot;)" office:value-type="string" office:string-value="classe 5 D IGEA">
            <text:p>classe 5 D IGEA</text:p>
          </table:table-cell>
          <table:table-cell table:number-columns-repeated="251"/>
        </table:table-row>
        <table:table-row table:style-name="ro1">
          <table:table-cell table:formula="oooc:=[.B22]&amp;[.C22]&amp;[.D22]" office:value-type="string" office:string-value="1DI">
            <text:p>1DI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string">
            <text:p>I</text:p>
          </table:table-cell>
          <table:table-cell table:formula="oooc:=&quot;classe &quot;&amp;[.B22]&amp;&quot; &quot;&amp;[.C22]&amp;&quot; &quot;&amp;IF([.D22]=&quot;I&quot;;&quot;IGEA&quot;;&quot;Mercurio&quot;)" office:value-type="string" office:string-value="classe 1 D IGEA">
            <text:p>classe 1 D IGEA</text:p>
          </table:table-cell>
          <table:table-cell table:number-columns-repeated="251"/>
        </table:table-row>
      </table:table>
      <table:table table:name="'file:///home/loris/Scrivania/Docenti-materie-classi.xls'#Docenti_materie_classi" table:style-name="ta2" table:print="false">
        <table:table-source xlink:href="/home/loris/Scrivania/Docenti-materie-classi.xls" table:table-name="Docenti_materie_classi" table:filter-name="MS Excel 97" table:mode="copy-results-only"/>
        <table:table-column table:style-name="co12" table:default-cell-style-name="Default"/>
        <table:table-column table:style-name="co13" table:default-cell-style-name="ce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ce2"/>
        <table:table-column table:style-name="co13" table:number-columns-repeated="250" table:default-cell-style-name="Default"/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50"/>
        </table:table-row>
        <table:table-row table:style-name="ro1">
          <table:table-cell office:value-type="string">
            <text:p>ARAMINO EVELINA</text:p>
          </table:table-cell>
          <table:table-cell office:value-type="float" office:value="8">
            <text:p>8</text:p>
          </table:table-cell>
          <table:table-cell office:value-type="string">
            <text:p>ARAMINO</text:p>
          </table:table-cell>
          <table:table-cell office:value-type="string">
            <text:p>EVELINA</text:p>
          </table:table-cell>
          <table:table-cell office:value-type="string">
            <text:p>evelina.aramino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BAGALÀ BIANCA</text:p>
          </table:table-cell>
          <table:table-cell office:value-type="float" office:value="7">
            <text:p>7</text:p>
          </table:table-cell>
          <table:table-cell office:value-type="string">
            <text:p>BAGALÀ</text:p>
          </table:table-cell>
          <table:table-cell office:value-type="string">
            <text:p>BIANCA</text:p>
          </table:table-cell>
          <table:table-cell office:value-type="string">
            <text:p>bianca.bagala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BARSOTTI MARINA</text:p>
          </table:table-cell>
          <table:table-cell office:value-type="float" office:value="9">
            <text:p>9</text:p>
          </table:table-cell>
          <table:table-cell office:value-type="string">
            <text:p>BARSOTTI</text:p>
          </table:table-cell>
          <table:table-cell office:value-type="string">
            <text:p>MARINA</text:p>
          </table:table-cell>
          <table:table-cell office:value-type="string">
            <text:p>marina.barsotti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BIONDO DONATELLA</text:p>
          </table:table-cell>
          <table:table-cell office:value-type="float" office:value="7">
            <text:p>7</text:p>
          </table:table-cell>
          <table:table-cell office:value-type="string">
            <text:p>BIONDO</text:p>
          </table:table-cell>
          <table:table-cell office:value-type="string">
            <text:p>DONATELLA</text:p>
          </table:table-cell>
          <table:table-cell office:value-type="string">
            <text:p>donatella.biondo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BLARASIN GIANPIERO</text:p>
          </table:table-cell>
          <table:table-cell office:value-type="float" office:value="9">
            <text:p>9</text:p>
          </table:table-cell>
          <table:table-cell office:value-type="string">
            <text:p>BLARASIN</text:p>
          </table:table-cell>
          <table:table-cell office:value-type="string">
            <text:p>GIANPIERO</text:p>
          </table:table-cell>
          <table:table-cell office:value-type="string">
            <text:p>gianpiero.blarasin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BOMBEN MATILDE</text:p>
          </table:table-cell>
          <table:table-cell office:value-type="float" office:value="7">
            <text:p>7</text:p>
          </table:table-cell>
          <table:table-cell office:value-type="string">
            <text:p>BOMBEN</text:p>
          </table:table-cell>
          <table:table-cell office:value-type="string">
            <text:p>MATILDE</text:p>
          </table:table-cell>
          <table:table-cell office:value-type="string">
            <text:p>matilde.bomben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BONAZZA MARIA CRISTINA</text:p>
          </table:table-cell>
          <table:table-cell office:value-type="float" office:value="8">
            <text:p>8</text:p>
          </table:table-cell>
          <table:table-cell office:value-type="string">
            <text:p>BONAZZA</text:p>
          </table:table-cell>
          <table:table-cell office:value-type="string">
            <text:p>MARIA CRISTINA</text:p>
          </table:table-cell>
          <table:table-cell office:value-type="string">
            <text:p>cristina.bonazza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BRAIDOTTI BRUNA</text:p>
          </table:table-cell>
          <table:table-cell office:value-type="float" office:value="10">
            <text:p>10</text:p>
          </table:table-cell>
          <table:table-cell office:value-type="string">
            <text:p>BRAIDOTTI</text:p>
          </table:table-cell>
          <table:table-cell office:value-type="string">
            <text:p>BRUNA</text:p>
          </table:table-cell>
          <table:table-cell office:value-type="string">
            <text:p>bruna.braidotti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BRAVIN DANI</text:p>
          </table:table-cell>
          <table:table-cell office:value-type="float" office:value="7">
            <text:p>7</text:p>
          </table:table-cell>
          <table:table-cell office:value-type="string">
            <text:p>BRAVIN</text:p>
          </table:table-cell>
          <table:table-cell office:value-type="string">
            <text:p>DANI</text:p>
          </table:table-cell>
          <table:table-cell office:value-type="string">
            <text:p>dani.bravin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BURRA STEFANO</text:p>
          </table:table-cell>
          <table:table-cell office:value-type="float" office:value="6">
            <text:p>6</text:p>
          </table:table-cell>
          <table:table-cell office:value-type="string">
            <text:p>BURRA</text:p>
          </table:table-cell>
          <table:table-cell office:value-type="string">
            <text:p>STEFANO</text:p>
          </table:table-cell>
          <table:table-cell office:value-type="string">
            <text:p>stefano.burra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CANCIANI LUCIA</text:p>
          </table:table-cell>
          <table:table-cell office:value-type="float" office:value="9">
            <text:p>9</text:p>
          </table:table-cell>
          <table:table-cell office:value-type="string">
            <text:p>CANCIANI</text:p>
          </table:table-cell>
          <table:table-cell office:value-type="string">
            <text:p>LUCIA</text:p>
          </table:table-cell>
          <table:table-cell office:value-type="string">
            <text:p>lucia.canciani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CECOTTI VIVIANA</text:p>
          </table:table-cell>
          <table:table-cell office:value-type="float" office:value="8">
            <text:p>8</text:p>
          </table:table-cell>
          <table:table-cell office:value-type="string">
            <text:p>CECOTTI</text:p>
          </table:table-cell>
          <table:table-cell office:value-type="string">
            <text:p>VIVIANA</text:p>
          </table:table-cell>
          <table:table-cell office:value-type="string">
            <text:p>viviana.cecotti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CICCONOFRI PAOLO</text:p>
          </table:table-cell>
          <table:table-cell office:value-type="float" office:value="11">
            <text:p>11</text:p>
          </table:table-cell>
          <table:table-cell office:value-type="string">
            <text:p>CICCONOFRI</text:p>
          </table:table-cell>
          <table:table-cell office:value-type="string">
            <text:p>PAOLO</text:p>
          </table:table-cell>
          <table:table-cell office:value-type="string">
            <text:p>paolo.cicconofri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CONTE ANNUNZIATA</text:p>
          </table:table-cell>
          <table:table-cell office:value-type="float" office:value="6">
            <text:p>6</text:p>
          </table:table-cell>
          <table:table-cell office:value-type="string">
            <text:p>CONTE</text:p>
          </table:table-cell>
          <table:table-cell office:value-type="string">
            <text:p>ANNUNZIATA</text:p>
          </table:table-cell>
          <table:table-cell office:value-type="string">
            <text:p>annunziata.conte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COVER SARA</text:p>
          </table:table-cell>
          <table:table-cell office:value-type="float" office:value="6">
            <text:p>6</text:p>
          </table:table-cell>
          <table:table-cell office:value-type="string">
            <text:p>COVER</text:p>
          </table:table-cell>
          <table:table-cell office:value-type="string">
            <text:p>SARA</text:p>
          </table:table-cell>
          <table:table-cell office:value-type="string">
            <text:p>sara.cover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D'AMICO TIZIANA</text:p>
          </table:table-cell>
          <table:table-cell office:value-type="float" office:value="8">
            <text:p>8</text:p>
          </table:table-cell>
          <table:table-cell office:value-type="string">
            <text:p>D'AMICO</text:p>
          </table:table-cell>
          <table:table-cell office:value-type="string">
            <text:p>TIZIANA</text:p>
          </table:table-cell>
          <table:table-cell office:value-type="string">
            <text:p>tiziana.damico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DE_CANDIDO CLAUDIA</text:p>
          </table:table-cell>
          <table:table-cell office:value-type="float" office:value="11">
            <text:p>11</text:p>
          </table:table-cell>
          <table:table-cell office:value-type="string">
            <text:p>DE_CANDIDO</text:p>
          </table:table-cell>
          <table:table-cell office:value-type="string">
            <text:p>CLAUDIA</text:p>
          </table:table-cell>
          <table:table-cell office:value-type="string">
            <text:p>claudia.decandido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DE_ROS LORENA</text:p>
          </table:table-cell>
          <table:table-cell office:value-type="float" office:value="7">
            <text:p>7</text:p>
          </table:table-cell>
          <table:table-cell office:value-type="string">
            <text:p>DE_ROS</text:p>
          </table:table-cell>
          <table:table-cell office:value-type="string">
            <text:p>LORENA</text:p>
          </table:table-cell>
          <table:table-cell office:value-type="string">
            <text:p>lorena.deros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DEL_BEN MARISA</text:p>
          </table:table-cell>
          <table:table-cell office:value-type="float" office:value="8">
            <text:p>8</text:p>
          </table:table-cell>
          <table:table-cell office:value-type="string">
            <text:p>DEL_BEN</text:p>
          </table:table-cell>
          <table:table-cell office:value-type="string">
            <text:p>MARISA</text:p>
          </table:table-cell>
          <table:table-cell office:value-type="string">
            <text:p>marisa.delben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DELLA_PUPPA_ZORZ SANDRINO</text:p>
          </table:table-cell>
          <table:table-cell office:value-type="float" office:value="17">
            <text:p>17</text:p>
          </table:table-cell>
          <table:table-cell office:value-type="string">
            <text:p>DELLA_PUPPA_ZORZ</text:p>
          </table:table-cell>
          <table:table-cell office:value-type="string">
            <text:p>SANDRINO</text:p>
          </table:table-cell>
          <table:table-cell office:value-type="string">
            <text:p>sandrino.dellapuppa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DI_FANT SILVANA</text:p>
          </table:table-cell>
          <table:table-cell office:value-type="float" office:value="8">
            <text:p>8</text:p>
          </table:table-cell>
          <table:table-cell office:value-type="string">
            <text:p>DI_FANT</text:p>
          </table:table-cell>
          <table:table-cell office:value-type="string">
            <text:p>SILVANA</text:p>
          </table:table-cell>
          <table:table-cell office:value-type="string">
            <text:p>silvana.difant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DI_IULIO LANFRANCA</text:p>
          </table:table-cell>
          <table:table-cell office:value-type="float" office:value="9">
            <text:p>9</text:p>
          </table:table-cell>
          <table:table-cell office:value-type="string">
            <text:p>DI_IULIO</text:p>
          </table:table-cell>
          <table:table-cell office:value-type="string">
            <text:p>LANFRANCA</text:p>
          </table:table-cell>
          <table:table-cell office:value-type="string">
            <text:p>lanfranca.diiulio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DI_PASQUA SALVATORE</text:p>
          </table:table-cell>
          <table:table-cell office:value-type="float" office:value="10">
            <text:p>10</text:p>
          </table:table-cell>
          <table:table-cell office:value-type="string">
            <text:p>DI_PASQUA</text:p>
          </table:table-cell>
          <table:table-cell office:value-type="string">
            <text:p>SALVATORE</text:p>
          </table:table-cell>
          <table:table-cell office:value-type="string">
            <text:p>salvatore.dipasqua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FALCO GABRIELE</text:p>
          </table:table-cell>
          <table:table-cell office:value-type="float" office:value="6">
            <text:p>6</text:p>
          </table:table-cell>
          <table:table-cell office:value-type="string">
            <text:p>FALCO</text:p>
          </table:table-cell>
          <table:table-cell office:value-type="string">
            <text:p>GABRIELE</text:p>
          </table:table-cell>
          <table:table-cell office:value-type="string">
            <text:p>gabriele.falco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FEDATO MARIAPIA</text:p>
          </table:table-cell>
          <table:table-cell office:value-type="float" office:value="7">
            <text:p>7</text:p>
          </table:table-cell>
          <table:table-cell office:value-type="string">
            <text:p>FEDATO</text:p>
          </table:table-cell>
          <table:table-cell office:value-type="string">
            <text:p>MARIAPIA</text:p>
          </table:table-cell>
          <table:table-cell office:value-type="string">
            <text:p>mariapia.fedato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FELICIELLO ROSARIO</text:p>
          </table:table-cell>
          <table:table-cell office:value-type="float" office:value="11">
            <text:p>11</text:p>
          </table:table-cell>
          <table:table-cell office:value-type="string">
            <text:p>FELICIELLO</text:p>
          </table:table-cell>
          <table:table-cell office:value-type="string">
            <text:p>ROSARIO</text:p>
          </table:table-cell>
          <table:table-cell office:value-type="string">
            <text:p>rosario.feliciello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FORNASIER SILVANA</text:p>
          </table:table-cell>
          <table:table-cell office:value-type="float" office:value="10">
            <text:p>10</text:p>
          </table:table-cell>
          <table:table-cell office:value-type="string">
            <text:p>FORNASIER</text:p>
          </table:table-cell>
          <table:table-cell office:value-type="string">
            <text:p>SILVANA</text:p>
          </table:table-cell>
          <table:table-cell office:value-type="string">
            <text:p>silvana.fornasier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GARLATO FLAVIA</text:p>
          </table:table-cell>
          <table:table-cell office:value-type="float" office:value="8">
            <text:p>8</text:p>
          </table:table-cell>
          <table:table-cell office:value-type="string">
            <text:p>GARLATO</text:p>
          </table:table-cell>
          <table:table-cell office:value-type="string">
            <text:p>FLAVIA</text:p>
          </table:table-cell>
          <table:table-cell office:value-type="string">
            <text:p>flavia.garlato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GARLATO FLORA</text:p>
          </table:table-cell>
          <table:table-cell office:value-type="float" office:value="8">
            <text:p>8</text:p>
          </table:table-cell>
          <table:table-cell office:value-type="string">
            <text:p>GARLATO</text:p>
          </table:table-cell>
          <table:table-cell office:value-type="string">
            <text:p>FLORA</text:p>
          </table:table-cell>
          <table:table-cell office:value-type="string">
            <text:p>flora.garlato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GIACOMINI MARCO</text:p>
          </table:table-cell>
          <table:table-cell office:value-type="float" office:value="10">
            <text:p>10</text:p>
          </table:table-cell>
          <table:table-cell office:value-type="string">
            <text:p>GIACOMINI</text:p>
          </table:table-cell>
          <table:table-cell office:value-type="string">
            <text:p>MARCO</text:p>
          </table:table-cell>
          <table:table-cell office:value-type="string">
            <text:p>marco.giacomini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GRI FRANCESCO</text:p>
          </table:table-cell>
          <table:table-cell office:value-type="float" office:value="4">
            <text:p>4</text:p>
          </table:table-cell>
          <table:table-cell office:value-type="string">
            <text:p>GRI</text:p>
          </table:table-cell>
          <table:table-cell office:value-type="string">
            <text:p>FRANCESCO</text:p>
          </table:table-cell>
          <table:table-cell office:value-type="string">
            <text:p>francesco.gri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GRIZZO CLARA</text:p>
          </table:table-cell>
          <table:table-cell office:value-type="float" office:value="7">
            <text:p>7</text:p>
          </table:table-cell>
          <table:table-cell office:value-type="string">
            <text:p>GRIZZO</text:p>
          </table:table-cell>
          <table:table-cell office:value-type="string">
            <text:p>CLARA</text:p>
          </table:table-cell>
          <table:table-cell office:value-type="string">
            <text:p>clara.grizzo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GUIDUCCI FIORELLA</text:p>
          </table:table-cell>
          <table:table-cell office:value-type="float" office:value="9">
            <text:p>9</text:p>
          </table:table-cell>
          <table:table-cell office:value-type="string">
            <text:p>GUIDUCCI</text:p>
          </table:table-cell>
          <table:table-cell office:value-type="string">
            <text:p>FIORELLA</text:p>
          </table:table-cell>
          <table:table-cell office:value-type="string">
            <text:p>fiorella.guiducci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INGRASCIOTTA ROMUALDO</text:p>
          </table:table-cell>
          <table:table-cell office:value-type="float" office:value="13">
            <text:p>13</text:p>
          </table:table-cell>
          <table:table-cell office:value-type="string">
            <text:p>INGRASCIOTTA</text:p>
          </table:table-cell>
          <table:table-cell office:value-type="string">
            <text:p>ROMUALDO</text:p>
          </table:table-cell>
          <table:table-cell office:value-type="string">
            <text:p>r.ingrasciotta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KLOETZNER PETRA</text:p>
          </table:table-cell>
          <table:table-cell office:value-type="float" office:value="10">
            <text:p>10</text:p>
          </table:table-cell>
          <table:table-cell office:value-type="string">
            <text:p>KLOETZNER</text:p>
          </table:table-cell>
          <table:table-cell office:value-type="string">
            <text:p>PETRA</text:p>
          </table:table-cell>
          <table:table-cell office:value-type="string">
            <text:p>petra.kloetzner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LIVA DOMENICO</text:p>
          </table:table-cell>
          <table:table-cell office:value-type="float" office:value="5">
            <text:p>5</text:p>
          </table:table-cell>
          <table:table-cell office:value-type="string">
            <text:p>LIVA</text:p>
          </table:table-cell>
          <table:table-cell office:value-type="string">
            <text:p>DOMENICO</text:p>
          </table:table-cell>
          <table:table-cell office:value-type="string">
            <text:p>domenico.liva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MACCORIN MARIAROSA</text:p>
          </table:table-cell>
          <table:table-cell office:value-type="float" office:value="9">
            <text:p>9</text:p>
          </table:table-cell>
          <table:table-cell office:value-type="string">
            <text:p>MACCORIN</text:p>
          </table:table-cell>
          <table:table-cell office:value-type="string">
            <text:p>MARIAROSA</text:p>
          </table:table-cell>
          <table:table-cell office:value-type="string">
            <text:p>mariarosa.maccorin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MANFRIN LIVIO</text:p>
          </table:table-cell>
          <table:table-cell office:value-type="float" office:value="8">
            <text:p>8</text:p>
          </table:table-cell>
          <table:table-cell office:value-type="string">
            <text:p>MANFRIN</text:p>
          </table:table-cell>
          <table:table-cell office:value-type="string">
            <text:p>LIVIO</text:p>
          </table:table-cell>
          <table:table-cell office:value-type="string">
            <text:p>livio.manfrin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MARIUZZI LAURA</text:p>
          </table:table-cell>
          <table:table-cell office:value-type="float" office:value="9">
            <text:p>9</text:p>
          </table:table-cell>
          <table:table-cell office:value-type="string">
            <text:p>MARIUZZI</text:p>
          </table:table-cell>
          <table:table-cell office:value-type="string">
            <text:p>LAURA</text:p>
          </table:table-cell>
          <table:table-cell office:value-type="string">
            <text:p>laura.mariuzzi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MARTINI GABRIELLA</text:p>
          </table:table-cell>
          <table:table-cell office:value-type="float" office:value="8">
            <text:p>8</text:p>
          </table:table-cell>
          <table:table-cell office:value-type="string">
            <text:p>MARTINI</text:p>
          </table:table-cell>
          <table:table-cell office:value-type="string">
            <text:p>GABRIELLA</text:p>
          </table:table-cell>
          <table:table-cell office:value-type="string">
            <text:p>gabriella.martini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MONTI MARIA ELENA</text:p>
          </table:table-cell>
          <table:table-cell office:value-type="float" office:value="6">
            <text:p>6</text:p>
          </table:table-cell>
          <table:table-cell office:value-type="string">
            <text:p>MONTI</text:p>
          </table:table-cell>
          <table:table-cell office:value-type="string">
            <text:p>MARIA ELENA</text:p>
          </table:table-cell>
          <table:table-cell office:value-type="string">
            <text:p>elena.monti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MORES PAOLA</text:p>
          </table:table-cell>
          <table:table-cell office:value-type="float" office:value="6">
            <text:p>6</text:p>
          </table:table-cell>
          <table:table-cell office:value-type="string">
            <text:p>MORES</text:p>
          </table:table-cell>
          <table:table-cell office:value-type="string">
            <text:p>PAOLA</text:p>
          </table:table-cell>
          <table:table-cell office:value-type="string">
            <text:p>paola.mores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MUZZO RAFFAELA</text:p>
          </table:table-cell>
          <table:table-cell office:value-type="float" office:value="6">
            <text:p>6</text:p>
          </table:table-cell>
          <table:table-cell office:value-type="string">
            <text:p>MUZZO</text:p>
          </table:table-cell>
          <table:table-cell office:value-type="string">
            <text:p>RAFFAELA</text:p>
          </table:table-cell>
          <table:table-cell office:value-type="string">
            <text:p>raffaela.muzzo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NAIBO FABIO</text:p>
          </table:table-cell>
          <table:table-cell office:value-type="float" office:value="6">
            <text:p>6</text:p>
          </table:table-cell>
          <table:table-cell office:value-type="string">
            <text:p>NAIBO</text:p>
          </table:table-cell>
          <table:table-cell office:value-type="string">
            <text:p>FABIO</text:p>
          </table:table-cell>
          <table:table-cell office:value-type="string">
            <text:p>fabio.naibo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PARUTTA SABRINA</text:p>
          </table:table-cell>
          <table:table-cell office:value-type="float" office:value="8">
            <text:p>8</text:p>
          </table:table-cell>
          <table:table-cell office:value-type="string">
            <text:p>PARUTTA</text:p>
          </table:table-cell>
          <table:table-cell office:value-type="string">
            <text:p>SABRINA</text:p>
          </table:table-cell>
          <table:table-cell office:value-type="string">
            <text:p>sabrina.parutta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PETRACCO ROBERTO</text:p>
          </table:table-cell>
          <table:table-cell office:value-type="float" office:value="9">
            <text:p>9</text:p>
          </table:table-cell>
          <table:table-cell office:value-type="string">
            <text:p>PETRACCO</text:p>
          </table:table-cell>
          <table:table-cell office:value-type="string">
            <text:p>ROBERTO</text:p>
          </table:table-cell>
          <table:table-cell office:value-type="string">
            <text:p>roberto.petracco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PIN SONIA</text:p>
          </table:table-cell>
          <table:table-cell office:value-type="float" office:value="4">
            <text:p>4</text:p>
          </table:table-cell>
          <table:table-cell office:value-type="string">
            <text:p>PIN</text:p>
          </table:table-cell>
          <table:table-cell office:value-type="string">
            <text:p>SONIA</text:p>
          </table:table-cell>
          <table:table-cell office:value-type="string">
            <text:p>sonja.pin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PROTTI ERIKA</text:p>
          </table:table-cell>
          <table:table-cell office:value-type="float" office:value="7">
            <text:p>7</text:p>
          </table:table-cell>
          <table:table-cell office:value-type="string">
            <text:p>PROTTI</text:p>
          </table:table-cell>
          <table:table-cell office:value-type="string">
            <text:p>ERIKA</text:p>
          </table:table-cell>
          <table:table-cell office:value-type="string">
            <text:p>erika.protti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RONCARATI PIERCARLO</text:p>
          </table:table-cell>
          <table:table-cell office:value-type="float" office:value="10">
            <text:p>10</text:p>
          </table:table-cell>
          <table:table-cell office:value-type="string">
            <text:p>RONCARATI</text:p>
          </table:table-cell>
          <table:table-cell office:value-type="string">
            <text:p>PIERCARLO</text:p>
          </table:table-cell>
          <table:table-cell office:value-type="string">
            <text:p>piercarlo.roncarati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RONCHESE OMERO</text:p>
          </table:table-cell>
          <table:table-cell office:value-type="float" office:value="9">
            <text:p>9</text:p>
          </table:table-cell>
          <table:table-cell office:value-type="string">
            <text:p>RONCHESE</text:p>
          </table:table-cell>
          <table:table-cell office:value-type="string">
            <text:p>OMERO</text:p>
          </table:table-cell>
          <table:table-cell office:value-type="string">
            <text:p>omero.ronchese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SACILOTTO MIRIAM</text:p>
          </table:table-cell>
          <table:table-cell office:value-type="float" office:value="10">
            <text:p>10</text:p>
          </table:table-cell>
          <table:table-cell office:value-type="string">
            <text:p>SACILOTTO</text:p>
          </table:table-cell>
          <table:table-cell office:value-type="string">
            <text:p>MIRIAM</text:p>
          </table:table-cell>
          <table:table-cell office:value-type="string">
            <text:p>miriam.sacilotto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SARTOR MARIO</text:p>
          </table:table-cell>
          <table:table-cell office:value-type="float" office:value="7">
            <text:p>7</text:p>
          </table:table-cell>
          <table:table-cell office:value-type="string">
            <text:p>SARTOR</text:p>
          </table:table-cell>
          <table:table-cell office:value-type="string">
            <text:p>MARIO</text:p>
          </table:table-cell>
          <table:table-cell office:value-type="string">
            <text:p>mario.sartor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SERINELLI ANGELA</text:p>
          </table:table-cell>
          <table:table-cell office:value-type="float" office:value="10">
            <text:p>10</text:p>
          </table:table-cell>
          <table:table-cell office:value-type="string">
            <text:p>SERINELLI</text:p>
          </table:table-cell>
          <table:table-cell office:value-type="string">
            <text:p>ANGELA</text:p>
          </table:table-cell>
          <table:table-cell office:value-type="string">
            <text:p>angela.serinelli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SERRATORE MARIA GRAZIA</text:p>
          </table:table-cell>
          <table:table-cell office:value-type="float" office:value="10">
            <text:p>10</text:p>
          </table:table-cell>
          <table:table-cell office:value-type="string">
            <text:p>SERRATORE</text:p>
          </table:table-cell>
          <table:table-cell office:value-type="string">
            <text:p>MARIA GRAZIA</text:p>
          </table:table-cell>
          <table:table-cell office:value-type="string">
            <text:p>m.serratore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SFREDDO DANIELA</text:p>
          </table:table-cell>
          <table:table-cell office:value-type="float" office:value="8">
            <text:p>8</text:p>
          </table:table-cell>
          <table:table-cell office:value-type="string">
            <text:p>SFREDDO</text:p>
          </table:table-cell>
          <table:table-cell office:value-type="string">
            <text:p>DANIELA</text:p>
          </table:table-cell>
          <table:table-cell office:value-type="string">
            <text:p>daniela.sfreddo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SORELLA ANTONIO</text:p>
          </table:table-cell>
          <table:table-cell office:value-type="float" office:value="8">
            <text:p>8</text:p>
          </table:table-cell>
          <table:table-cell office:value-type="string">
            <text:p>SORELLA</text:p>
          </table:table-cell>
          <table:table-cell office:value-type="string">
            <text:p>ANTONIO</text:p>
          </table:table-cell>
          <table:table-cell office:value-type="string">
            <text:p>antonio.sorella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TAGLIAPIETRA MARCO</text:p>
          </table:table-cell>
          <table:table-cell office:value-type="float" office:value="13">
            <text:p>13</text:p>
          </table:table-cell>
          <table:table-cell office:value-type="string">
            <text:p>TAGLIAPIETRA</text:p>
          </table:table-cell>
          <table:table-cell office:value-type="string">
            <text:p>MARCO</text:p>
          </table:table-cell>
          <table:table-cell office:value-type="string">
            <text:p>marco.tagliapietra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TISSINO LORIS</text:p>
          </table:table-cell>
          <table:table-cell office:value-type="float" office:value="8">
            <text:p>8</text:p>
          </table:table-cell>
          <table:table-cell office:value-type="string">
            <text:p>TISSINO</text:p>
          </table:table-cell>
          <table:table-cell office:value-type="string">
            <text:p>LORIS</text:p>
          </table:table-cell>
          <table:table-cell office:value-type="string">
            <text:p>loris.tissino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TONON ELISABETTA</text:p>
          </table:table-cell>
          <table:table-cell office:value-type="float" office:value="6">
            <text:p>6</text:p>
          </table:table-cell>
          <table:table-cell office:value-type="string">
            <text:p>TONON</text:p>
          </table:table-cell>
          <table:table-cell office:value-type="string">
            <text:p>ELISABETTA</text:p>
          </table:table-cell>
          <table:table-cell office:value-type="string">
            <text:p>elisabetta.tonon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TONUS RITA</text:p>
          </table:table-cell>
          <table:table-cell office:value-type="float" office:value="6">
            <text:p>6</text:p>
          </table:table-cell>
          <table:table-cell office:value-type="string">
            <text:p>TONUS</text:p>
          </table:table-cell>
          <table:table-cell office:value-type="string">
            <text:p>RITA</text:p>
          </table:table-cell>
          <table:table-cell office:value-type="string">
            <text:p>rita.tonus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TURRIN LUCIANA</text:p>
          </table:table-cell>
          <table:table-cell office:value-type="float" office:value="7">
            <text:p>7</text:p>
          </table:table-cell>
          <table:table-cell office:value-type="string">
            <text:p>TURRIN</text:p>
          </table:table-cell>
          <table:table-cell office:value-type="string">
            <text:p>LUCIANA</text:p>
          </table:table-cell>
          <table:table-cell office:value-type="string">
            <text:p>luciana.turrin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VENUTI NUNZIA</text:p>
          </table:table-cell>
          <table:table-cell office:value-type="float" office:value="7">
            <text:p>7</text:p>
          </table:table-cell>
          <table:table-cell office:value-type="string">
            <text:p>VENUTI</text:p>
          </table:table-cell>
          <table:table-cell office:value-type="string">
            <text:p>NUNZIA</text:p>
          </table:table-cell>
          <table:table-cell office:value-type="string">
            <text:p>nunzia.venuti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ZANETTI ADRIANA</text:p>
          </table:table-cell>
          <table:table-cell office:value-type="float" office:value="8">
            <text:p>8</text:p>
          </table:table-cell>
          <table:table-cell office:value-type="string">
            <text:p>ZANETTI</text:p>
          </table:table-cell>
          <table:table-cell office:value-type="string">
            <text:p>ADRIANA</text:p>
          </table:table-cell>
          <table:table-cell office:value-type="string">
            <text:p>adriana.zanetti</text:p>
          </table:table-cell>
          <table:table-cell table:formula="oooc:#RIF!" office:value-type="string" office:string-value="#RIF!">
            <text:p>#RIF!</text:p>
          </table:table-cell>
          <table:table-cell table:number-columns-repeated="250"/>
        </table:table-row>
        <table:table-row table:style-name="ro1">
          <table:table-cell/>
          <table:table-cell table:style-name="Default"/>
          <table:table-cell table:number-columns-repeated="254"/>
        </table:table-row>
      </table:table>
      <table:database-ranges>
        <table:database-range table:target-range-address="Users.A1:Users.K66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5P0" style:volatile="true">
      <number:text>€ </number:text>
      <number:number number:decimal-places="0" number:min-integer-digits="1" number:grouping="true"/>
    </number:number-style>
    <number:number-style style:name="N105">
      <number:text>-€ 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style:text-properties fo:color="#ff0000"/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integer-digits="1" number:grouping="true"/>
    </number:number-style>
    <number:number-style style:name="N107">
      <number:text>-€ 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text>€ </number:text>
      <number:number number:decimal-places="2" number:min-integer-digits="1" number:grouping="true"/>
    </number:number-style>
    <number:number-style style:name="N108">
      <style:text-properties fo:color="#ff0000"/>
      <number:text>-€ 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 </number:text>
      <number:number number:decimal-places="0" number:min-integer-digits="1" number:grouping="true"/>
      <number:text> </number:text>
    </number:number-style>
    <number:number-style style:name="N113P1" style:volatile="true">
      <number:text>-</number:text>
      <number:number number:decimal-places="0" number:min-integer-digits="1" number:grouping="true"/>
      <number:text> </number:text>
    </number:number-style>
    <number:number-style style:name="N113P2" style:volatile="true">
      <number:text> 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€ </number:text>
      <number:number number:decimal-places="0" number:min-integer-digits="1" number:grouping="true"/>
      <number:text> </number:text>
    </number:number-style>
    <number:number-style style:name="N114P1" style:volatile="true">
      <number:text>-€ </number:text>
      <number:number number:decimal-places="0" number:min-integer-digits="1" number:grouping="true"/>
      <number:text> </number:text>
    </number:number-style>
    <number:number-style style:name="N114P2" style:volatile="true">
      <number:text> €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2" number:min-integer-digits="1" number:grouping="true"/>
      <number:text> </number:text>
    </number:number-style>
    <number:number-style style:name="N115P1" style:volatile="true">
      <number:text>-</number:text>
      <number:number number:decimal-places="2" number:min-integer-digits="1" number:grouping="true"/>
      <number:text> </number:text>
    </number:number-style>
    <number:number-style style:name="N115P2" style:volatile="true">
      <number:text> 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€ </number:text>
      <number:number number:decimal-places="2" number:min-integer-digits="1" number:grouping="true"/>
      <number:text> </number:text>
    </number:number-style>
    <number:number-style style:name="N116P1" style:volatile="true">
      <number:text>-€ </number:text>
      <number:number number:decimal-places="2" number:min-integer-digits="1" number:grouping="true"/>
      <number:text> </number:text>
    </number:number-style>
    <number:number-style style:name="N116P2" style:volatile="true">
      <number:text> €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.</number:text>
      <number:seconds number:style="long"/>
    </number:time-style>
    <number:time-style style:name="N118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9">
      <number:minutes number:style="long"/>
      <number:text>.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1P0" style:volatile="true" number:language="it" number:country="IT">
      <number:text>€ </number:text>
      <number:number number:decimal-places="0" number:min-integer-digits="1" number:grouping="true"/>
    </number:number-style>
    <number:number-style style:name="N10111" number:language="it" number:country="IT">
      <number:text>-€ 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2" number:min-integer-digits="1" number:grouping="true"/>
    </number:number-style>
    <number:number-style style:name="N10113" number:language="it" number:country="IT">
      <number:text>-€ 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4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3">03/06/2009</text:date>, <text:time>16.51.1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Loris Tissino</meta:initial-creator>
    <meta:creation-date>2009-04-14T08:57:48</meta:creation-date>
    <dc:date>2009-06-03T16:51:19</dc:date>
    <meta:editing-cycles>36</meta:editing-cycles>
    <meta:editing-duration>PT4H28M39S</meta:editing-duration>
    <meta:user-defined meta:name="Info 1"/>
    <meta:user-defined meta:name="Info 2"/>
    <meta:user-defined meta:name="Info 3"/>
    <meta:user-defined meta:name="Info 4"/>
    <meta:document-statistic meta:table-count="4" meta:cell-count="1893"/>
  </office:meta>
</office:document-meta>
</file>